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Publishing/selectMenu.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makeUpToolbar.xml" manifest:media-type="text/xml"/>
  <manifest:file-entry manifest:full-path="Basic/Publishing/Bookmarks.xml" manifest:media-type="text/xml"/>
  <manifest:file-entry manifest:full-path="Basic/Publishing/Documents.xml" manifest:media-type="text/xml"/>
  <manifest:file-entry manifest:full-path="Basic/Publishing/replaceFonts.xml" manifest:media-type="text/xml"/>
  <manifest:file-entry manifest:full-path="Basic/Publishing/cursorHelpers.xml" manifest:media-type="text/xml"/>
  <manifest:file-entry manifest:full-path="Basic/Publishing/Correction.xml" manifest:media-type="text/xml"/>
  <manifest:file-entry manifest:full-path="Basic/Publishing/Libraries.xml" manifest:media-type="text/xml"/>
  <manifest:file-entry manifest:full-path="Basic/Publishing/pageBreaks.xml" manifest:media-type="text/xml"/>
  <manifest:file-entry manifest:full-path="Basic/Publishing/pageHelpers.xml" manifest:media-type="text/xml"/>
  <manifest:file-entry manifest:full-path="Basic/Publishing/CleanManualFormat.xml" manifest:media-type="text/xml"/>
  <manifest:file-entry manifest:full-path="Basic/Publishing/unusedStyles.xml" manifest:media-type="text/xml"/>
  <manifest:file-entry manifest:full-path="Basic/Publishing/Hyphenations.xml" manifest:media-type="text/xml"/>
  <manifest:file-entry manifest:full-path="Basic/Publishing/Toolbars.xml" manifest:media-type="text/xml"/>
  <manifest:file-entry manifest:full-path="Basic/Publishing/Indd.xml" manifest:media-type="text/xml"/>
  <manifest:file-entry manifest:full-path="Basic/Publishing/journals.xml" manifest:media-type="text/xml"/>
  <manifest:file-entry manifest:full-path="Basic/Publishing/stringHelpers.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6.98mm" table:align="left"/>
    </style:style>
    <style:style style:name="Таблица3.A" style:family="table-column">
      <style:table-column-properties style:column-width="99.06mm"/>
    </style:style>
    <style:style style:name="Таблица3.B" style:family="table-column">
      <style:table-column-properties style:column-width="83.77mm"/>
    </style:style>
    <style:style style:name="Таблица3.C" style:family="table-column">
      <style:table-column-properties style:column-width="94.16mm"/>
    </style:style>
    <style:style style:name="Таблица3.A1" style:family="table-cell">
      <style:table-cell-properties fo:background-color="transparent" fo:padding="0.97mm" fo:border="none" style:writing-mode="page">
        <style:background-image/>
      </style:table-cell-properties>
    </style:style>
    <style:style style:name="Таблица3.2" style:family="table-row">
      <style:table-row-properties style:min-row-height="10.72mm"/>
    </style:style>
    <style:style style:name="Таблица3.3" style:family="table-row">
      <style:table-row-properties style:min-row-height="10.39mm"/>
    </style:style>
    <style:style style:name="Таблица3.4" style:family="table-row">
      <style:table-row-properties style:min-row-height="11.2mm"/>
    </style:style>
    <style:style style:name="Таблица1" style:family="table">
      <style:table-properties style:width="277mm" table:align="margins"/>
    </style:style>
    <style:style style:name="Таблица1.A" style:family="table-column">
      <style:table-column-properties style:column-width="33.99mm" style:rel-column-width="8041*"/>
    </style:style>
    <style:style style:name="Таблица1.B" style:family="table-column">
      <style:table-column-properties style:column-width="141.04mm" style:rel-column-width="33368*"/>
    </style:style>
    <style:style style:name="Таблица1.C" style:family="table-column">
      <style:table-column-properties style:column-width="101.97mm" style:rel-column-width="24126*"/>
    </style:style>
    <style:style style:name="Таблица1.A1" style:family="table-cell">
      <style:table-cell-properties fo:padding="0.97mm" fo:border-left="0.05pt solid #000000" fo:border-right="none" fo:border-top="0.05pt solid #000000" fo:border-bottom="0.05pt solid #000000"/>
    </style:style>
    <style:style style:name="Таблица1.C1" style:family="table-cell">
      <style:table-cell-properties fo:padding="0.97mm" fo:border="0.05pt solid #000000"/>
    </style:style>
    <style:style style:name="Таблица1.A2" style:family="table-cell">
      <style:table-cell-properties fo:padding="0.97mm" fo:border-left="0.05pt solid #000000" fo:border-right="none" fo:border-top="none" fo:border-bottom="0.05pt solid #000000"/>
    </style:style>
    <style:style style:name="Таблица1.C2" style:family="table-cell">
      <style:table-cell-properties fo:padding="0.97mm" fo:border-left="0.05pt solid #000000" fo:border-right="0.05pt solid #000000" fo:border-top="none" fo:border-bottom="0.05pt solid #000000"/>
    </style:style>
    <style:style style:name="Таблица4" style:family="table">
      <style:table-properties style:width="276.93mm" table:align="left"/>
    </style:style>
    <style:style style:name="Таблица4.A" style:family="table-column">
      <style:table-column-properties style:column-width="33.97mm"/>
    </style:style>
    <style:style style:name="Таблица4.B" style:family="table-column">
      <style:table-column-properties style:column-width="151.02mm"/>
    </style:style>
    <style:style style:name="Таблица4.C" style:family="table-column">
      <style:table-column-properties style:column-width="91.93mm"/>
    </style:style>
    <style:style style:name="Таблица4.A1" style:family="table-cell">
      <style:table-cell-properties fo:padding="0.97mm" fo:border-left="0.05pt solid #000000" fo:border-right="none" fo:border-top="0.05pt solid #000000" fo:border-bottom="0.05pt solid #000000"/>
    </style:style>
    <style:style style:name="Таблица4.C1" style:family="table-cell">
      <style:table-cell-properties fo:padding="0.97mm" fo:border="0.05pt solid #000000"/>
    </style:style>
    <style:style style:name="Таблица4.A2" style:family="table-cell">
      <style:table-cell-properties fo:padding="0.97mm" fo:border-left="0.05pt solid #000000" fo:border-right="none" fo:border-top="none" fo:border-bottom="0.05pt solid #000000"/>
    </style:style>
    <style:style style:name="Таблица4.C2" style:family="table-cell">
      <style:table-cell-properties fo:padding="0.97mm" fo:border-left="0.05pt solid #000000" fo:border-right="0.05pt solid #000000" fo:border-top="none" fo:border-bottom="0.05pt solid #000000"/>
    </style:style>
    <style:style style:name="Таблица2" style:family="table">
      <style:table-properties style:width="277mm" table:align="margins"/>
    </style:style>
    <style:style style:name="Таблица2.A" style:family="table-column">
      <style:table-column-properties style:column-width="45.63mm" style:rel-column-width="10797*"/>
    </style:style>
    <style:style style:name="Таблица2.B" style:family="table-column">
      <style:table-column-properties style:column-width="139.01mm" style:rel-column-width="32889*"/>
    </style:style>
    <style:style style:name="Таблица2.C" style:family="table-column">
      <style:table-column-properties style:column-width="92.36mm" style:rel-column-width="21849*"/>
    </style:style>
    <style:style style:name="Таблица2.1" style:family="table-row">
      <style:table-row-properties fo:keep-together="always"/>
    </style:style>
    <style:style style:name="Таблица2.A1" style:family="table-cell">
      <style:table-cell-properties fo:padding="0.97mm" fo:border-left="0.05pt solid #000000" fo:border-right="none" fo:border-top="0.05pt solid #000000" fo:border-bottom="0.05pt solid #000000"/>
    </style:style>
    <style:style style:name="Таблица2.C1" style:family="table-cell">
      <style:table-cell-properties fo:padding="0.97mm" fo:border="0.05pt solid #000000"/>
    </style:style>
    <style:style style:name="Таблица2.A2" style:family="table-cell">
      <style:table-cell-properties fo:padding="0.97mm" fo:border-left="0.05pt solid #000000" fo:border-right="none" fo:border-top="none" fo:border-bottom="0.05pt solid #000000"/>
    </style:style>
    <style:style style:name="Таблица2.C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1621b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abd2bd"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bcbfb3"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center" style:justify-single-word="false">
        <style:tab-stops>
          <style:tab-stop style:position="55.56mm"/>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42f55fc"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b8caf" officeooo:paragraph-rsid="03bb8caf"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text-properties style:font-name="Liberation Serif"/>
    </style:style>
    <style:style style:name="P10" style:family="paragraph" style:parent-style-name="Text_20_body">
      <style:text-properties style:font-name="Liberation Serif" officeooo:rsid="02d82664" officeooo:paragraph-rsid="02d82664"/>
    </style:style>
    <style:style style:name="P11" style:family="paragraph" style:parent-style-name="Text_20_body">
      <style:text-properties style:font-name="Liberation Serif" officeooo:rsid="02d82664" officeooo:paragraph-rsid="02d84541"/>
    </style:style>
    <style:style style:name="P12" style:family="paragraph" style:parent-style-name="Text_20_body">
      <style:text-properties style:font-name="Liberation Serif" officeooo:rsid="02d84541" officeooo:paragraph-rsid="02d84541"/>
    </style:style>
    <style:style style:name="P13"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8cb21" officeooo:paragraph-rsid="03c8cb21"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a1394" officeooo:paragraph-rsid="03ca1394"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42ec70a" officeooo:paragraph-rsid="042ec70a"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19" style:family="paragraph" style:parent-style-name="Table_20_Contents">
      <style:text-properties style:font-name="Liberation Serif"/>
    </style:style>
    <style:style style:name="P20" style:family="paragraph" style:parent-style-name="Table_20_Contents">
      <style:text-properties style:font-name="Liberation Serif" fo:font-size="10pt" style:font-size-asian="10pt" style:font-size-complex="10pt"/>
    </style:style>
    <style:style style:name="P21" style:family="paragraph" style:parent-style-name="Table_20_Contents">
      <style:text-properties style:font-name="Liberation Serif" fo:font-size="10pt" officeooo:paragraph-rsid="02ec13ce" style:font-size-asian="10pt" style:font-size-complex="10pt"/>
    </style:style>
    <style:style style:name="P22" style:family="paragraph" style:parent-style-name="Table_20_Contents">
      <style:text-properties style:font-name="Liberation Serif" officeooo:paragraph-rsid="02eda724"/>
    </style:style>
    <style:style style:name="P23" style:family="paragraph" style:parent-style-name="Table_20_Contents">
      <style:paragraph-properties fo:text-align="center" style:justify-single-word="false"/>
      <style:text-properties style:font-name="Liberation Serif" officeooo:paragraph-rsid="02eda724"/>
    </style:style>
    <style:style style:name="P24" style:family="paragraph" style:parent-style-name="Table_20_Contents">
      <style:text-properties style:font-name="Liberation Serif" officeooo:rsid="02ec13ce" officeooo:paragraph-rsid="02ec13ce"/>
    </style:style>
    <style:style style:name="P25" style:family="paragraph" style:parent-style-name="Table_20_Contents">
      <style:text-properties style:font-name="Liberation Serif" officeooo:paragraph-rsid="02ec13ce"/>
    </style:style>
    <style:style style:name="P26" style:family="paragraph" style:parent-style-name="Table_20_Contents">
      <style:text-properties style:font-name="Liberation Serif" officeooo:rsid="02f1fe37" officeooo:paragraph-rsid="02f1fe37"/>
    </style:style>
    <style:style style:name="P27" style:family="paragraph" style:parent-style-name="First_20_line_20_indent">
      <style:paragraph-properties fo:margin-top="8.01mm" fo:margin-bottom="2.47mm" loext:contextual-spacing="false"/>
      <style:text-properties style:font-name="Liberation Serif" officeooo:paragraph-rsid="02d964f6"/>
    </style:style>
    <style:style style:name="P28" style:family="paragraph" style:parent-style-name="Standard" style:list-style-name="L1">
      <style:text-properties style:font-name="Liberation Serif"/>
    </style:style>
    <style:style style:name="P29" style:family="paragraph" style:parent-style-name="Table_20_Contents" style:list-style-name="L1">
      <style:text-properties style:font-name="Liberation Serif" officeooo:rsid="02ed919d" officeooo:paragraph-rsid="02eda724"/>
    </style:style>
    <style:style style:name="P30" style:family="paragraph" style:parent-style-name="Table_20_Contents" style:list-style-name="L2">
      <style:paragraph-properties fo:text-align="start" style:justify-single-word="false"/>
      <style:text-properties style:font-name="Liberation Serif" officeooo:paragraph-rsid="02eda724"/>
    </style:style>
    <style:style style:name="P31" style:family="paragraph" style:parent-style-name="Heading_20_1">
      <style:text-properties style:font-name="Liberation Serif" officeooo:paragraph-rsid="02d82664" style:text-scale="99%"/>
    </style:style>
    <style:style style:name="P32" style:family="paragraph" style:parent-style-name="Heading_20_1" style:master-page-name="Landscape">
      <style:paragraph-properties style:page-number="auto"/>
      <style:text-properties style:font-name="Liberation Serif" officeooo:paragraph-rsid="02d82664" style:text-scale="99%"/>
    </style:style>
    <style:style style:name="P33" style:family="paragraph" style:parent-style-name="Heading_20_1">
      <style:paragraph-properties fo:break-before="page"/>
      <style:text-properties style:font-name="Liberation Serif"/>
    </style:style>
    <style:style style:name="P34" style:family="paragraph" style:parent-style-name="Heading_20_2">
      <style:text-properties style:font-name="Liberation Serif"/>
    </style:style>
    <style:style style:name="P35" style:family="paragraph" style:parent-style-name="Heading_20_2" style:master-page-name="">
      <style:paragraph-properties fo:margin-left="0mm" fo:margin-right="0mm" fo:text-align="center" style:justify-single-word="false" fo:text-indent="0mm" style:auto-text-indent="false" style:page-number="auto" fo:break-before="page">
        <style:tab-stops/>
      </style:paragraph-properties>
      <style:text-properties style:font-name="Liberation Serif" officeooo:rsid="02ec13ce" officeooo:paragraph-rsid="02ec13ce"/>
    </style:style>
    <style:style style:name="P36" style:family="paragraph" style:parent-style-name="Heading_20_2">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37"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ec13ce"/>
    </style:style>
    <style:style style:name="T4" style:family="text">
      <style:text-properties officeooo:rsid="02ed919d"/>
    </style:style>
    <style:style style:name="T5" style:family="text">
      <style:text-properties officeooo:rsid="02eda724"/>
    </style:style>
    <style:style style:name="T6" style:family="text">
      <style:text-properties officeooo:rsid="02ef36c4"/>
    </style:style>
    <style:style style:name="T7" style:family="text">
      <style:text-properties officeooo:rsid="02f316d5"/>
    </style:style>
    <style:style style:name="T8" style:family="text">
      <style:text-properties style:font-name="Liberation Serif" fo:language="ru" fo:country="RU"/>
    </style:style>
    <style:style style:name="T9" style:family="text">
      <style:text-properties officeooo:rsid="030c3ecd"/>
    </style:style>
    <style:style style:name="T10" style:family="text">
      <style:text-properties fo:font-weight="bold" fo:background-color="transparent" loext:char-shading-value="0" style:font-weight-asian="bold" style:font-weight-complex="bold"/>
    </style:style>
    <style:style style:name="T11" style:family="text">
      <style:text-properties officeooo:rsid="03bb8caf"/>
    </style:style>
    <style:style style:name="T12" style:family="text">
      <style:text-properties officeooo:rsid="04314a2c"/>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button form:name="Кнопка 3" form:control-implementation="ooo:com.sun.star.form.component.CommandButton" xml:id="control4" form:id="control4"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MakeUpToolbar?language=Basic&amp;location=document" xlink:type="simple"/>
            </office:event-listeners>
          </form:button>
          <form:button form:name="Кнопка 2" form:control-implementation="ooo:com.sun.star.form.component.CommandButton" xml:id="control5" form:id="control5"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ArchiveToolbar?language=Basic&amp;location=document" xlink:type="simple"/>
            </office:event-listeners>
          </form:button>
          <form:button form:name="Кнопка 2" form:control-implementation="ooo:com.sun.star.form.component.CommandButton" xml:id="control6" form:id="control6"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ForEditors?language=Basic&amp;location=document" xlink:type="simple"/>
            </office:event-listeners>
          </form:button>
          <form:button form:name="Кнопка 2" form:control-implementation="ooo:com.sun.star.form.component.CommandButton" xml:id="control7" form:id="control7"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FontsToolbar?language=Basic&amp;location=document" xlink:type="simple"/>
            </office:event-listeners>
          </form:button>
          <form:button form:name="Кнопка 2" form:control-implementation="ooo:com.sun.star.form.component.CommandButton" xml:id="control8" form:id="control8"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language=Basic&amp;location=document" xlink:type="simple"/>
            </office:event-listeners>
          </form:button>
          <form:button form:name="Кнопка 1" form:control-implementation="ooo:com.sun.star.form.component.CommandButton" xml:id="control9" form:id="control9"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MakeUpToolbar?language=Basic&amp;location=document" xlink:type="simple"/>
            </office:event-listeners>
          </form:button>
          <form:button form:name="Кнопка 2" form:control-implementation="ooo:com.sun.star.form.component.CommandButton" xml:id="control10" form:id="control10"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ArchiveToolbar?language=Basic&amp;location=document" xlink:type="simple"/>
            </office:event-listeners>
          </form:button>
          <form:button form:name="Кнопка 2" form:control-implementation="ooo:com.sun.star.form.component.CommandButton" xml:id="control11" form:id="control1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ODGToolbar?language=Basic&amp;location=document" xlink:type="simple"/>
            </office:event-listeners>
          </form:button>
          <form:button form:name="Кнопка 2" form:control-implementation="ooo:com.sun.star.form.component.CommandButton" xml:id="control12" form:id="control12"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ODG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2" text:outline-level="1"/>
      <text:h xml:id="id2189943771" text:style-name="P31" text:outline-level="1">Данный файл содержит<text:span text:style-name="T1"> небольшие программы для упрощения выполнения рутинной работы</text:span></text:h>
      <text:p xml:id="id505316349" text:style-name="P9">Чтобы Вы могли их установить, Вам прежде всего необходимо разрешить их установку в <text:span text:style-name="T1">Lib</text:span>reOffice:</text:p>
      <text:p text:style-name="P10">1. Зайдите в меню <text:span text:style-name="T10">Сервис</text:span> → пункт <text:span text:style-name="T10">Параметры</text:span> → в левой части нового окна выберите пункт <text:span text:style-name="T10">Безопасность</text:span> → в правой части окна нажмите кнопку «<text:span text:style-name="T10">Безопасность макросов</text:span>». В открывшемся окна выберите <text:span text:style-name="T10">средний уровень</text:span> безопасности. Нажмите Ок в открытых окнах.</text:p>
      <text:p xml:id="id112775291" text:style-name="P11">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13">Предназначение</text:p>
          </table:table-cell>
          <table:table-cell table:style-name="Таблица3.A1" office:value-type="string">
            <text:p text:style-name="P1"><text:span text:style-name="T11">У</text:span>становк<text:span text:style-name="T11">а</text:span> панелей</text:p>
          </table:table-cell>
          <table:table-cell table:style-name="Таблица3.A1" office:value-type="string">
            <text:p text:style-name="P8">Удаление панелей</text:p>
          </table:table-cell>
        </table:table-row>
        <table:table-row table:style-name="Таблица3.2">
          <table:table-cell table:style-name="Таблица3.A1" office:value-type="string">
            <text:p text:style-name="P17">Обработка статей</text:p>
          </table:table-cell>
          <table:table-cell table:style-name="Таблица3.A1" office:value-type="string">
            <text:p text:style-name="P6"><draw:control text:anchor-type="as-char" svg:y="-4mm" draw:z-index="0" draw:name="Фигура1" draw:style-name="gr1" draw:text-style-name="P37" svg:width="63.47mm" svg:height="5.95mm" draw:control="control1"/><text:s/></text:p>
          </table:table-cell>
          <table:table-cell table:style-name="Таблица3.A1" office:value-type="string">
            <text:p text:style-name="P5"><draw:control text:anchor-type="as-char" svg:y="-4mm" draw:z-index="5" draw:name="Фигура1" draw:style-name="gr1" draw:text-style-name="P37" svg:width="63.47mm" svg:height="5.95mm" draw:control="control6"/><text:s/></text:p>
          </table:table-cell>
        </table:table-row>
        <table:table-row table:style-name="Таблица3.3">
          <table:table-cell table:style-name="Таблица3.A1" office:value-type="string">
            <text:p text:style-name="P13">Конвертация шрифтов</text:p>
          </table:table-cell>
          <table:table-cell table:style-name="Таблица3.A1" office:value-type="string">
            <text:p text:style-name="P2"><draw:control text:anchor-type="as-char" svg:y="-3.83mm" draw:z-index="2" draw:name="Фигура1" draw:style-name="gr1" draw:text-style-name="P37" svg:width="63.35mm" svg:height="5.95mm" draw:control="control3"/><text:s/></text:p>
          </table:table-cell>
          <table:table-cell table:style-name="Таблица3.A1" office:value-type="string">
            <text:p text:style-name="P5"><draw:control text:anchor-type="as-char" svg:y="-4mm" draw:z-index="6" draw:name="Фигура1" draw:style-name="gr1" draw:text-style-name="P37" svg:width="63.47mm" svg:height="5.95mm" draw:control="control7"/><text:s/></text:p>
          </table:table-cell>
        </table:table-row>
        <table:table-row table:style-name="Таблица3.4">
          <table:table-cell table:style-name="Таблица3.A1" office:value-type="string">
            <text:p text:style-name="P14">Верстка книг и журналов</text:p>
          </table:table-cell>
          <table:table-cell table:style-name="Таблица3.A1" office:value-type="string">
            <text:p text:style-name="P2"><draw:control text:anchor-type="as-char" svg:y="-3.83mm" draw:z-index="1" draw:name="Фигура1" draw:style-name="gr1" draw:text-style-name="P37" svg:width="63.75mm" svg:height="5.95mm" draw:control="control2"/><text:s/></text:p>
          </table:table-cell>
          <table:table-cell table:style-name="Таблица3.A1" office:value-type="string">
            <text:p text:style-name="P5"><draw:control text:anchor-type="as-char" svg:y="-4mm" draw:z-index="7" draw:name="Фигура1" draw:style-name="gr1" draw:text-style-name="P37" svg:width="63.47mm" svg:height="5.95mm" draw:control="control8"/><text:s/></text:p>
          </table:table-cell>
        </table:table-row>
        <table:table-row>
          <table:table-cell table:style-name="Таблица3.A1" office:value-type="string">
            <text:p text:style-name="P15">Кёрнинг и масштаб по ширине</text:p>
          </table:table-cell>
          <table:table-cell table:style-name="Таблица3.A1" office:value-type="string">
            <text:p text:style-name="P3"><draw:control text:anchor-type="as-char" svg:y="-3.83mm" draw:z-index="3" draw:name="Фигура1" draw:style-name="gr1" draw:text-style-name="P37" svg:width="64.16mm" svg:height="5.95mm" draw:control="control4"/><text:s/></text:p>
          </table:table-cell>
          <table:table-cell table:style-name="Таблица3.A1" office:value-type="string">
            <text:p text:style-name="P5"><draw:control text:anchor-type="as-char" svg:y="-4mm" draw:z-index="8" draw:name="Фигура1" draw:style-name="gr1" draw:text-style-name="P37" svg:width="63.47mm" svg:height="5.95mm" draw:control="control9"/><text:s/></text:p>
          </table:table-cell>
        </table:table-row>
        <table:table-row>
          <table:table-cell table:style-name="Таблица3.A1" office:value-type="string">
            <text:p text:style-name="P15">Конвертация из InDesign</text:p>
          </table:table-cell>
          <table:table-cell table:style-name="Таблица3.A1" office:value-type="string">
            <text:p text:style-name="P4"><draw:control text:anchor-type="as-char" svg:y="-3.83mm" draw:z-index="4" draw:name="Фигура1" draw:style-name="gr1" draw:text-style-name="P37" svg:width="63.67mm" svg:height="5.95mm" draw:control="control5"/><text:s/></text:p>
          </table:table-cell>
          <table:table-cell table:style-name="Таблица3.A1" office:value-type="string">
            <text:p text:style-name="P5"><draw:control text:anchor-type="as-char" svg:y="-4mm" draw:z-index="9" draw:name="Фигура1" draw:style-name="gr1" draw:text-style-name="P37" svg:width="63.47mm" svg:height="5.95mm" draw:control="control10"/><text:s/></text:p>
          </table:table-cell>
        </table:table-row>
        <table:table-row>
          <table:table-cell table:style-name="Таблица3.A1" office:value-type="string">
            <text:p text:style-name="P16">Анализ PDF <text:span text:style-name="T12">в LibreOffice Draw</text:span></text:p>
          </table:table-cell>
          <table:table-cell table:style-name="Таблица3.A1" office:value-type="string">
            <text:p text:style-name="P7"><draw:control text:anchor-type="as-char" svg:y="-3.83mm" draw:z-index="10" draw:name="Фигура1" draw:style-name="gr1" draw:text-style-name="P37" svg:width="63.67mm" svg:height="5.95mm" draw:control="control11"/></text:p>
          </table:table-cell>
          <table:table-cell table:style-name="Таблица3.A1" office:value-type="string">
            <text:p text:style-name="P7"><draw:control text:anchor-type="as-char" svg:y="-4mm" draw:z-index="11" draw:name="Фигура1" draw:style-name="gr1" draw:text-style-name="P37" svg:width="63.47mm" svg:height="5.95mm" draw:control="control12"/></text:p>
          </table:table-cell>
        </table:table-row>
      </table:table>
      <text:p xml:id="id3928607194" text:style-name="P27">Если <text:span text:style-name="T2">после нажатия на кнопки панели не появляются, то видимо Вы не разрешили макросы (как это сделать описано выше)</text:span></text:p>
      <text:p xml:id="id3218566694" text:style-name="P12">На следующих страницах приведено описание устанавливаемых программ</text:p>
      <text:h xml:id="id2012673700" text:style-name="P33" text:outline-level="1">Документация по <text:span text:style-name="T3">программам (макросам)</text:span></text:h>
      <text:h xml:id="id315479088" text:style-name="P34" text:outline-level="2">Макросы <text:span text:style-name="T3">для</text:span> редактор<text:span text:style-name="T3">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9">Название</text:p>
          </table:table-cell>
          <table:table-cell table:style-name="Таблица1.A1" office:value-type="string">
            <text:p text:style-name="P19">Описание</text:p>
          </table:table-cell>
          <table:table-cell table:style-name="Таблица1.C1" office:value-type="string">
            <text:p text:style-name="P20">Путь макроса для выполнения по сочетанию клавиш</text:p>
          </table:table-cell>
        </table:table-row>
        <table:table-row>
          <table:table-cell table:style-name="Таблица1.A2" office:value-type="string">
            <text:p text:style-name="P19">Не юникод</text:p>
          </table:table-cell>
          <table:table-cell table:style-name="Таблица1.A2" office:value-type="string">
            <text:p text:style-name="P19"><text:span text:style-name="T4">Предлагает к удалениювсе </text:span>нестандартные символы. <text:span text:style-name="T4">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20">Publishing.Correction.executeRemoveBadCharacters</text:p>
          </table:table-cell>
        </table:table-row>
        <table:table-row>
          <table:table-cell table:style-name="Таблица1.A2" office:value-type="string">
            <text:p text:style-name="P19">Фон</text:p>
          </table:table-cell>
          <table:table-cell table:style-name="Таблица1.A2" office:value-type="string">
            <text:p text:style-name="P19">Заменяет белый фон символов на прозрачный во всем документе</text:p>
          </table:table-cell>
          <table:table-cell table:style-name="Таблица1.C2" office:value-type="string">
            <text:p text:style-name="P20">Publishing.Correction.executeRemoveWhiteBackground</text:p>
          </table:table-cell>
        </table:table-row>
        <table:table-row>
          <table:table-cell table:style-name="Таблица1.A2" office:value-type="string">
            <text:p text:style-name="P19">Ошибки</text:p>
          </table:table-cell>
          <table:table-cell table:style-name="Таблица1.A2" office:value-type="string">
            <text:p text:style-name="P19">Предлагаются к исправлению (в отслеживаемых изменениях) следующие виды ошибок набора:</text:p>
            <text:list xml:id="list3927725911" text:style-name="L1">
              <text:list-item>
                <text:p text:style-name="P28">Множество последовательных пробелов заменяется на единственный</text:p>
              </text:list-item>
              <text:list-item>
                <text:p text:style-name="P28">Удаляются пробелы перед знаками пунктуации</text:p>
              </text:list-item>
              <text:list-item>
                <text:p text:style-name="P28">Тире между цифрами заменяется на цифровое тире</text:p>
              </text:list-item>
              <text:list-item>
                <text:p text:style-name="P28">Тире между словами заменяется на среднее тире</text:p>
              </text:list-item>
              <text:list-item>
                <text:p text:style-name="P28">Пробелы после открывания скобок или кавычек удаляются</text:p>
              </text:list-item>
              <text:list-item>
                <text:p text:style-name="P28">Пробел между фамилией и последующими инициалами заменяется на неразрывный</text:p>
              </text:list-item>
              <text:list-item>
                <text:p text:style-name="P28">Пробел между инициалами и последующей фамилией заменяется на неразрывный</text:p>
              </text:list-item>
              <text:list-item>
                <text:p text:style-name="P28">Пробелы между и т. д., и т. п., т. к., т. п., т. е., т. н., заменяются на неразрывные. При отсутствии пробелов между т. д. т. п. т. к. т. е. т. н. они вставляются</text:p>
              </text:list-item>
              <text:list-item>
                <text:p text:style-name="P28">Пробел между с. 7 и т. 7 заменяется на неразрывный</text:p>
              </text:list-item>
              <text:list-item>
                <text:p text:style-name="P28">Пробел между серия 7, часть 7, том 7 заменяется на неразрывный</text:p>
              </text:list-item>
              <text:list-item>
                <text:p text:style-name="P28">Пробел между 1917 г. Заменяется на неразрывный, а при отсутсвии вставляется</text:p>
                <text:p text:style-name="P29">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20">Publishing.Correction.executeMakeMeHappy</text:p>
          </table:table-cell>
        </table:table-row>
        <table:table-row>
          <table:table-cell table:style-name="Таблица1.A2" office:value-type="string">
            <text:p text:style-name="P19">Формат</text:p>
          </table:table-cell>
          <table:table-cell table:style-name="Таблица1.A2" office:value-type="string">
            <text:p text:style-name="P22">Очищает ручное форматирование, кроме <text:span text:style-name="T5">следующего</text:span>:</text:p>
            <text:list xml:id="list1179077197" text:style-name="L2">
              <text:list-item>
                <text:p text:style-name="P30"><text:span text:style-name="T5">П</text:span>олужирного</text:p>
              </text:list-item>
              <text:list-item>
                <text:p text:style-name="P30"><text:span text:style-name="T5">К</text:span>урсива</text:p>
              </text:list-item>
              <text:list-item>
                <text:p text:style-name="P30"><text:span text:style-name="T5">П</text:span>одчеркивания</text:p>
              </text:list-item>
              <text:list-item>
                <text:p text:style-name="P30"><text:span text:style-name="T5">З</text:span>ачеркивания</text:p>
              </text:list-item>
              <text:list-item>
                <text:p text:style-name="P30"><text:span text:style-name="T5">В</text:span>ерхн<text:span text:style-name="T5">ий</text:span> индекс</text:p>
              </text:list-item>
              <text:list-item>
                <text:p text:style-name="P30"><text:soft-page-break/><text:span text:style-name="T5">Н</text:span>ижн<text:span text:style-name="T5">ий</text:span> индекс</text:p>
              </text:list-item>
              <text:list-item>
                <text:p text:style-name="P30"><text:span text:style-name="T5">Р</text:span>астянут<text:span text:style-name="T5">ый</text:span> текст (2пт)</text:p>
              </text:list-item>
            </text:list>
            <text:p text:style-name="P23">Все шрифты, примененные к тексту, кроме <text:span text:style-name="T6">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P19">Все сноски переводятся в стиль Сноска.</text:p>
          </table:table-cell>
          <table:table-cell table:style-name="Таблица1.C2" office:value-type="string">
            <text:p text:style-name="P20">Publishing.CleanManualFormat.executeClean</text:p>
          </table:table-cell>
        </table:table-row>
        <table:table-row>
          <table:table-cell table:style-name="Таблица1.A2" office:value-type="string">
            <text:p text:style-name="P19">Пустые стили</text:p>
          </table:table-cell>
          <table:table-cell table:style-name="Таблица1.A2" office:value-type="string">
            <text:p text:style-name="P19">Удаляет неиспользуемые пользовательские стили, кроме стилей из шаблона статьи.</text:p>
          </table:table-cell>
          <table:table-cell table:style-name="Таблица1.C2" office:value-type="string">
            <text:p text:style-name="P20">Publishing.unusedStyles.executeRemoveUnusedStyles</text:p>
          </table:table-cell>
        </table:table-row>
      </table:table>
      <text:h xml:id="id172298404" text:style-name="P35" text:outline-level="2">Макросы для работы со шрифтами</text:h>
      <text:p xml:id="id2860423890" text:style-name="P18"/>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24">Название</text:p>
          </table:table-cell>
          <table:table-cell table:style-name="Таблица4.A1" office:value-type="string">
            <text:p text:style-name="P24">Описание</text:p>
          </table:table-cell>
          <table:table-cell table:style-name="Таблица4.C1" office:value-type="string">
            <text:p text:style-name="P21">Путь макроса для выполнения по сочетанию клавиш</text:p>
          </table:table-cell>
        </table:table-row>
        <table:table-row>
          <table:table-cell table:style-name="Таблица4.A2" office:value-type="string">
            <text:p text:style-name="P24">TNR2IPH</text:p>
          </table:table-cell>
          <table:table-cell table:style-name="Таблица4.A2" office:value-type="string">
            <text:p text:style-name="P25"><text:span text:style-name="T3">Преобразует</text:span> все символы из <text:span text:style-name="T3">Times New Roman</text:span> в <text:span text:style-name="T3">IPH Serif</text:span></text:p>
          </table:table-cell>
          <table:table-cell table:style-name="Таблица4.C2" office:value-type="string">
            <text:p text:style-name="P21">Publishing.<text:span text:style-name="T3">replaceFonts</text:span>.<text:span text:style-name="T3">TNR2IPH</text:span></text:p>
          </table:table-cell>
        </table:table-row>
        <table:table-row>
          <table:table-cell table:style-name="Таблица4.A2" office:value-type="string">
            <text:p text:style-name="P24">Univ2IPH</text:p>
          </table:table-cell>
          <table:table-cell table:style-name="Таблица4.A2" office:value-type="string">
            <text:p text:style-name="P25"><text:span text:style-name="T3">Преобразует</text:span> все символы из <text:span text:style-name="T3">Universalia</text:span> в <text:span text:style-name="T3">IPH Serif</text:span></text:p>
          </table:table-cell>
          <table:table-cell table:style-name="Таблица4.C2" office:value-type="string">
            <text:p text:style-name="P21">Publishing.<text:span text:style-name="T3">replaceFonts</text:span>.<text:span text:style-name="T3">Univ2IPH</text:span></text:p>
          </table:table-cell>
        </table:table-row>
        <table:table-row>
          <table:table-cell table:style-name="Таблица4.A2" office:value-type="string">
            <text:p text:style-name="P25">Goth2<text:span text:style-name="T3">IPH</text:span></text:p>
          </table:table-cell>
          <table:table-cell table:style-name="Таблица4.A2" office:value-type="string">
            <text:p text:style-name="P25"><text:span text:style-name="T3">Преобразует</text:span> все символы из WL LatinAllIn1Goth в <text:span text:style-name="T3">IPH Serif</text:span></text:p>
          </table:table-cell>
          <table:table-cell table:style-name="Таблица4.C2" office:value-type="string">
            <text:p text:style-name="P21">Publishing.<text:span text:style-name="T3">replaceFonts</text:span>.Goth2<text:span text:style-name="T3">IPH</text:span></text:p>
          </table:table-cell>
        </table:table-row>
        <table:table-row>
          <table:table-cell table:style-name="Таблица4.A2" office:value-type="string">
            <text:p text:style-name="P25"><text:span text:style-name="T3">IPH</text:span>2Goth</text:p>
          </table:table-cell>
          <table:table-cell table:style-name="Таблица4.A2" office:value-type="string">
            <text:p text:style-name="P25"><text:span text:style-name="T3">Преобразует</text:span> все символы из <text:span text:style-name="T3">IPH Serif</text:span> в WL LatinAllIn1Goth</text:p>
          </table:table-cell>
          <table:table-cell table:style-name="Таблица4.C2" office:value-type="string">
            <text:p text:style-name="P21">Publishing.<text:span text:style-name="T3">replaceFonts</text:span>.<text:span text:style-name="T3">IPH</text:span>2Goth</text:p>
          </table:table-cell>
        </table:table-row>
        <table:table-row>
          <table:table-cell table:style-name="Таблица4.A2" office:value-type="string">
            <text:p text:style-name="P24">TimesAr2IPH</text:p>
          </table:table-cell>
          <table:table-cell table:style-name="Таблица4.A2" office:value-type="string">
            <text:p text:style-name="P25"><text:span text:style-name="T3">Преобразует</text:span> символы из <text:span text:style-name="T3">Times Arabic</text:span> в <text:span text:style-name="T3">IPH Serif</text:span></text:p>
          </table:table-cell>
          <table:table-cell table:style-name="Таблица4.C2" office:value-type="string">
            <text:p text:style-name="P21">Publishing.<text:span text:style-name="T3">replaceFonts</text:span>.<text:span text:style-name="T3">TimesAr2IPH</text:span></text:p>
          </table:table-cell>
        </table:table-row>
        <table:table-row>
          <table:table-cell table:style-name="Таблица4.A2" office:value-type="string">
            <text:p text:style-name="P24">badGoth2IPH</text:p>
          </table:table-cell>
          <table:table-cell table:style-name="Таблица4.A2" office:value-type="string">
            <text:p text:style-name="P25"><text:span text:style-name="T3">Преобразует</text:span> символы из WL LatinAllIn1Goth в <text:span text:style-name="T3">IPH Serif, даже если для этих символов не установлен шрифт 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21">Publishing.<text:span text:style-name="T3">replaceFonts</text:span>.<text:span text:style-name="T3">badGoth2IPH</text:span></text:p>
          </table:table-cell>
        </table:table-row>
      </table:table>
      <text:h xml:id="id2482886134" text:style-name="P36"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9">Название</text:p>
          </table:table-cell>
          <table:table-cell table:style-name="Таблица2.A1" office:value-type="string">
            <text:p text:style-name="P19">Описание</text:p>
          </table:table-cell>
          <table:table-cell table:style-name="Таблица2.C1" office:value-type="string">
            <text:p text:style-name="P20">Путь макроса для выполнения по сочетанию клавиш</text:p>
          </table:table-cell>
        </table:table-row>
        <table:table-row table:style-name="Таблица2.1">
          <table:table-cell table:style-name="Таблица2.A2" office:value-type="string">
            <text:p text:style-name="P26"><text:span text:style-name="T9">Собрать</text:span> выпуск</text:p>
          </table:table-cell>
          <table:table-cell table:style-name="Таблица2.A2" office:value-type="string">
            <text:p text:style-name="P26">Макрос применяется совместно с шаблоном журнала. Он <text:span text:style-name="T7">последовательно </text:span>добавляет все пронумерованные статьи в той же папке, что и <text:span text:style-name="T7">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20"/>
          </table:table-cell>
        </table:table-row>
        <table:table-row table:style-name="Таблица2.1">
          <table:table-cell table:style-name="Таблица2.A2" office:value-type="string">
            <text:p text:style-name="P19">Разрыв со сжатием</text:p>
          </table:table-cell>
          <table:table-cell table:style-name="Таблица2.A2" office:value-type="string">
            <text:p text:style-name="P19">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20">Publishing.pageBreaks.executeShrinkPageContent</text:p>
          </table:table-cell>
        </table:table-row>
        <table:table-row table:style-name="Таблица2.1">
          <table:table-cell table:style-name="Таблица2.A2" office:value-type="string">
            <text:p text:style-name="P19">Разрыв</text:p>
          </table:table-cell>
          <table:table-cell table:style-name="Таблица2.A2" office:value-type="string">
            <text:p text:style-name="P19">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20">Publishing.pageBreaks.executeSplitPages</text:p>
          </table:table-cell>
        </table:table-row>
        <table:table-row table:style-name="Таблица2.1">
          <table:table-cell table:style-name="Таблица2.A2" office:value-type="string">
            <text:p text:style-name="P19">ШрифтыВстили</text:p>
          </table:table-cell>
          <table:table-cell table:style-name="Таблица2.A2" office:value-type="string">
            <text:p text:style-name="P19">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20">Publishing.CleanManualFormat.executeReplaceFonts</text:p>
          </table:table-cell>
        </table:table-row>
        <table:table-row table:style-name="Таблица2.1">
          <table:table-cell table:style-name="Таблица2.A2" office:value-type="string">
            <text:p text:style-name="P19">СтилиСносок</text:p>
          </table:table-cell>
          <table:table-cell table:style-name="Таблица2.A2" office:value-type="string">
            <text:p text:style-name="P19">Назначить всем сноскам стиль Сноска</text:p>
          </table:table-cell>
          <table:table-cell table:style-name="Таблица2.C2" office:value-type="string">
            <text:p text:style-name="P20">Publishing.CleanManualFormat.NotesCleanStyle</text:p>
          </table:table-cell>
        </table:table-row>
        <table:table-row table:style-name="Таблица2.1">
          <table:table-cell table:style-name="Таблица2.A2" office:value-type="string">
            <text:p text:style-name="P26">InDD</text:p>
          </table:table-cell>
          <table:table-cell table:style-name="Таблица2.A2" office:value-type="string">
            <text:p text:style-name="P26">Импорт документа из In Design</text:p>
          </table:table-cell>
          <table:table-cell table:style-name="Таблица2.C2" office:value-type="string">
            <text:p text:style-name="P20"/>
          </table:table-cell>
        </table:table-row>
        <text:soft-page-break/>
        <table:table-row table:style-name="Таблица2.1">
          <table:table-cell table:style-name="Таблица2.A2" office:value-type="string">
            <text:p text:style-name="P26">CreateBidirectionalLink</text:p>
          </table:table-cell>
          <table:table-cell table:style-name="Таблица2.A2" office:value-type="string">
            <text:p text:style-name="P26">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20"/>
          </table:table-cell>
        </table:table-row>
      </table:table>
      <text:p xml:id="id402757712" text:style-name="Standard"><text:span text:style-name="Strong_20_Emphasis"><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47mm" loext:contextual-spacing="false" fo:line-height="120%" fo:text-align="start" style:justify-single-word="false" fo:text-indent="12.51mm" style:auto-text-indent="false" style:page-number="auto">
        <style:tab-stops/>
      </style:paragraph-properties>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4.99mm" fo:margin-right="0mm" fo:line-height="100%" fo:text-align="justify" style:justify-single-word="false" fo:text-indent="-4.99m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layout-properties fo:page-width="297mm" fo:page-height="210.01mm" style:num-format="1" style:print-orientation="landscape"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usage="lef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5" style:page-usage="righ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3DT5H37M8S</meta:editing-duration>
    <meta:editing-cycles>874</meta:editing-cycles>
    <meta:generator>LibreOffice/6.1.6.3$Linux_X86_64 LibreOffice_project/5896ab1714085361c45cf540f76f60673dd96a72</meta:generator>
    <dc:date>2019-08-26T09:48:50.991362873</dc:date>
    <meta:document-statistic meta:table-count="4" meta:image-count="0" meta:object-count="0" meta:page-count="5" meta:paragraph-count="112" meta:word-count="681" meta:character-count="5256" meta:non-whitespace-character-count="4683"/>
  </office:meta>
</office:document-meta>
</file>

<file path=Basic/Publishing/Bookmarks.xml><?xml version="1.0" encoding="utf-8"?>
<!DOCTYPE module  PUBLIC '-//OpenOffice.org//DTD OfficeDocument 1.0//EN'  'module.dtd'>
<script:module xmlns:script="http://openoffice.org/2000/script" script:name="Bookmarks" script:language="StarBasic" script:moduleType="normal">Sub setFootnotesNumbering
	setFootnotesNumberingLevel(2)
End Sub

Sub disableFootnotesNumbering
	setFootnotesNumberingLevel(0)
End Sub

Sub setFootnotesNumberingLevel(level)
	Dim enum1Element As Object
	Dim enum1 As Object
	Dim enum2 As Object
	Dim thisPortion As Object
	Dim curNum As Integer
	Dim footnoteText As Object
	Dim label As String
	Dim labelNum As Integer
	Dim i As Integer
	Dim cell As Object
	Dim cellEnum As Object
	Dim cellEnum2 As Object
	
	Dim statusIndicator as Object
	statusIndicator = ThisComponent.getCurrentController.statusIndicator
	statusIndicator.Start("Нумерация сносок запущена, подождите",30)


	curNum = 1
	enum1 = ThisComponent.Text.createEnumeration
	While enum1.hasMoreElements
		enum1Element = enum1.nextElement
		If enum1Element.supportsService("com.sun.star.text.Paragraph") Then
			If enum1Element.OutlineLevel = level Then
				curNum = 1 
			EndIf
			enum2 = enum1Element.createEnumeration
			While enum2.hasMoreElements
				thisPortion = 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level Then
						curNum = 1 
						EndIf
						cellEnum2 = cellEnumElement.createEnumeration
						While cellEnum2.hasMoreElements
							thisPortion = cell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ndIf
				Wend
		    Next i
		EndIf
	Wend 
	statusIndicator.end()
End Sub
Sub convertBookmarksToFootnotes()
	Dim bookmarks as Object
	Dim bookmarkName as String
	Dim strStart As Integer
	Dim linkPrefix As String 
	Dim backLinkSuffix As String
	Dim backwardLink As String
	Dim forwardLink As String
	Dim forward As Object
	Dim backward As Object
	linkPrefix = "footnote-"
	backLinkSuffix = "-backlink"

	bookmarkName = ThisComponent.Links.ElementNames(6)
	bookmarks = ThisComponent.Links.getByName(bookmarkName)
'	Mri bookmarks
	bookmarkNames = bookmarks.getElementNames()
	For i = LBound(bookmarkNames) To Ubound(bookmarkNames)
		bookmarkName = bookmarkNames(i)
		If InStr(bookmarkName, linkPrefix) = 1 Then
			forwardLink = ""
			backwardLink = ""
			If InStr(bookmarkName, backLinkSuffix) &gt; 0 Then
				forwardLink = Left(bookmarkName,Len(bookmarkName) - Len(backLinkSuffix))
				backwardLink = bookmarkName
			Else
				forwardLink = bookmarkName 
				backwardLink = bookmarkName + backLinkSuffix
			EndIf
			convertLinkToFootnote(forwardLink,backwardLink)
		EndIf
			
	Next i
	
	NotesCleanStyle
	
End Sub

Sub convertLinkToFootnote(forwardLink,backwardLink)
	Dim bookMarkName As String
	bookmarkName = ThisComponent.Links.ElementNames(6)
	Dim bookmarks As Object
	bookmarks = ThisComponent.Links.getByName(bookmarkName)
	Dim forward As Object
	Dim backward As Object
	Dim oViewCursor As Object
	Dim footNoteSign As String
	oViewCursor = ThisComponent.CurrentController.getViewCursor()
	Dim oTextCursor As Object
	'oViewCursor = 
	If NOT bookmarks.hasByName(forwardLink) OR NOT bookmarks.hasByName(backwardLink) Then
		exit sub
		'If msgbox( "NO SuCH LINK", 36 ) = 6 Then Stop
	EndIf	
	forward = bookmarks.getByName(forwardLink)
	backward = bookmarks.getByName(backwardLink)
	oViewCursor.goToRange(forward.Anchor,false)
	footNoteSign = oViewCursor.getString()
	backspace
	backspace
	SendRM
	oTextCursor = oViewCursor.Text.createTextCursorByRange(oViewCursor)
	oTextCursor.gotoEndOfParagraph(false)
	oTextCursor.gotoStartOfParagraph(true)
	oViewCursor.goToRange(oTextCursor,true)
	unoCut()
	SendRM
	oViewCursor.goToRange(backward.Anchor,false)
	backspace
	createFootnote
	unoPaste()
	oViewCursor.getText.setLabel(footNoteSign)
	forward.dispose()
	backward.dispose()

End sub


sub unoCut
rem ----------------------------------------------------------------------
rem define variables
dim document   as object
dim dispatcher as object
rem ----------------------------------------------------------------------
rem get access to the document
document   = ThisComponent.CurrentController.Frame
dispatcher = createUnoService("com.sun.star.frame.DispatchHelper")

rem ----------------------------------------------------------------------
dispatcher.executeDispatch(document, ".uno:Cut", "", 0, Array())

end sub

sub unoPaste
rem ----------------------------------------------------------------------
rem define variables
dim document   as object
dim dispatcher as object
rem ----------------------------------------------------------------------
rem get access to the document
document   = ThisComponent.CurrentController.Frame
dispatcher = createUnoService("com.sun.star.frame.DispatchHelper")

rem ----------------------------------------------------------------------
dispatcher.executeDispatch(document, ".uno:Paste", "", 0, Array())

end sub


sub createFootnote
rem ----------------------------------------------------------------------
rem define variables
dim document   as object
dim dispatcher as object
rem ----------------------------------------------------------------------
rem get access to the document
document   = ThisComponent.CurrentController.Frame
dispatcher = createUnoService("com.sun.star.frame.DispatchHelper")

rem ----------------------------------------------------------------------
dispatcher.executeDispatch(document, ".uno:InsertFootnote", "", 0, Array())


end Sub


Sub disposeAllLinks
'	Globalscope.BasicLibraries.LoadLibrary( "MRILib" )
	Dim oPar As Object
	Dim enum1 As Object
	Dim thisPortion As Object
	enum1 = ThisComponent.Text.createEnumeration
	While enum1.hasMoreElements
		oPar = enum1.nextElement
	'	Mri oPar
		If oPar.supportsService("com.sun.star.text.Paragraph") Then
			enum2 = oPar.createEnumeration
			While enum2.hasMoreElements
				thisPortion = enum2.nextElement
				thisPortion.HyperlinkTarget = ""
				thisPortion.HyperLinkURL = ""
			Wend
		End If
	Wend 
End Sub

Sub disposeAllBookmarks()
	Dim bookmarks As Object
	bookmarks = ThisComponent.Links.getByName("Закладки")
	While bookmarks.hasElements()
		bookmark = bookmarks.getByName(bookmarks.ElementNames(0))
		bookmark.dispose()
	Wend
End Sub


Sub addToArray(xArray(),vNextElement)
Dim iUB%,iLB%
iLB = lBound(xArray())
iUB = uBound(xArray())
If iLB &gt; iUB then
   iUB = iLB
   redim xArray(iLB To iUB)
Else
   iUB = iUB +1
   redim preserve xArray(iLB To iUB)
Endif
xArray(iUB) = vNextElement
End Sub

Sub makeOutlineLinks
	For i = 1 To 10
		makeLinksWithLevel(i)
	Next i

End Sub


Sub makeLinksWithLevel(level)

	Dim heading() As Object
	Dim outline() As Object
	Dim oAnchor1Name As String
	Dim oAnchor2Name As String
	Dim i As Integer
	heading = getHeadingWithLevel(level)
	outline = getOutlineWithLevel(level)
	If  Ubound(heading) &lt;&gt; -1 AND Ubound(outline) &lt;&gt; -1 Then
		If (Ubound(outline) + 1) MOD (Ubound(heading) + 1 )  = 0 Then
			For i = 0 To (Ubound(outline))
				oAnchor2Name = "Оглавление " + level + "." + (i Mod (Ubound(heading) + 1))
				If i &lt;= Ubound(heading) Then
					createAnchor(heading(i Mod (Ubound(heading) + 1)),oAnchor2Name)
				EndIf
				createLink(outline(i),"",oAnchor2Name)
			Next i
		Else 
			MsgBox ("Число Оглавлений "+ level +" уровня ("+(Ubound(outline)+1) +") не кратно числу Заголовоков " + level + " уровня (" + (Ubound(heading)+1) + ")"
		EndIf	
	ElseIf Ubound(outline) = -1 Then
		
		'MsgBox ("Не могу сделать ссылки в оглавлении. Оглавлений "+ level + " уровня не найдено.")
	ElseIf Ubound(heading) = -1 Then
		MsgBox ("Не могу сделать ссылки в оглавлении. Заголовоков "+ level + " уровня не найдено.")
	EndIf
	
End Sub

Function getHeading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headingPar() As Object
	enum1 = ThisComponent.Text.createEnumeration
	While enum1.hasMoreElements
		enum1Element = enum1.nextElement
		If enum1Element.supportsService("com.sun.star.text.Paragraph") Then
			If enum1Element.OutlineLevel = curNum Then
				 addToArray(heading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curNum Then
				 			addToArray(headingPar(),cellEnumElement)
						EndIf
			
					EndIf
				Wend
		    Next i

		EndIf
	Wend 
	getHeadingWithLevel = headingPar()
End Function

Function getOutline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par() As Object
	Dim parName As String
	parName = "Contents " + curNum
	enum1 = ThisComponent.Text.createEnumeration
	While enum1.hasMoreElements
		enum1Element = enum1.nextElement
		If enum1Element.supportsService("com.sun.star.text.Paragraph") Then
			If enum1Element.ParaStyleName = parName Then
				 addToArray(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ParaStyleName = parName Then
				 			addToArray(par(),cellEnumElement)
						EndIf
			
					EndIf
				Wend
		    Next i
		Else 
			Mri enum1Element
		EndIf
	Wend 
	getOutlineWithLevel = par()
End Function


</script:module>
</file>

<file path=Basic/Publishing/CleanManualFormat.xml><?xml version="1.0" encoding="utf-8"?>
<!DOCTYPE module  PUBLIC '-//OpenOffice.org//DTD OfficeDocument 1.0//EN'  'module.dtd'>
<script:module xmlns:script="http://openoffice.org/2000/script" script:name="CleanManualFormat" script:language="StarBasic">Sub ExecuteClean
	saveDocument()
	StopTracking
	Dim statusIndicator as Object
	statusIndicator = ThisComponent.getCurrentController.statusIndicator
	statusIndicator.Start("Очистка форматирования начата,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replaceBaseToStandard
	
	convertFormattingToText
	
	executeReplaceFonts
	
	ClearDirectFormat
	
	convertFormattingFromText
	
	NotesCleanStyle
	
	executeRemoveUnusedStyles
	
	statusIndicator.end()
	
	saveAndreload()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CaseSensitive = 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onvertFormatToEnclosure(identifier, styleNames, styleValues)
	leftEnclosure = compileLeftEnclosure(identifier)
	rightEnclosure = compileRightEnclosure(identifier)
	Dim oTextCursor As Object
	Dim startTextRange As Object
	Dim endTextRange As Object
	Dim SrchAttributes(Ubound(styleNames)) as new com.sun.star.beans.PropertyValue
	For i = 0 To Ubound(styleNames)
		SrchAttributes(i).Name = styleNames(i)
		SrchAttributes(i).Value = styleValues(i)
	Next i
	SDesc = Thiscomponent.createSearchDescriptor()
	SDesc.SearchAll = true
	SDesc.SearchRegularExpression = true
	SDesc.SearchString = ""
	SDesc.searchStyles = false
	SDesc.SetSearchAttributes(SrchAttributes)
	found = Thiscomponent.findFirst(SDesc)
	  Do While not isNull(found)
	  	oTextCursor = found.Text.createTextCursor()
	  	oTextCursor.goToRange(found.Start, false)
	  	oTextCursor.goToRange(found.End, true)
  		For i = 0 To Ubound(styleNames)
			oTextCursor.setPropertyToDefault(styleNames(i))
		Next i
		oTextCursor.collapseToEnd()
		oTextCursor.String = rightEnclosure
		endTextRange = oTextCursor.getEnd()
		oTextCursor.goToRange(found.start,false)
		oTextCursor.String = leftEnclosure
		found = Thiscomponent.findNext(found.End, SDesc)
	  Loop
End Sub

Sub convertEnclosuresToFormat(identifier, styleNames, styleValues)
	Dim oTextCursor As Object
	Dim startTextRange As Object
	Dim endTextRange As Object
	Dim leftEnclosure As String
	Dim rightEnclosure As String
	leftEnclosure = compileLeftEnclosure(identifier)
	rightEnclosure = compileRightEnclosure(identifier)
	SDesc = Thiscomponent.createSearchDescriptor()
	SDesc.SearchAll = true
	SDesc.SearchRegularExpression = true
	SDesc.SearchString = leftEnclosure + "([^" + identifier+ "]*)" + rightEnclosure

	found = Thiscomponent.findFirst(SDesc)
	  Do While not isNull(found)
	  	oTextCursor = found.Text.createTextCursor()
	  	oTextCursor.goToRange(found.Start, false)
	  	oTextCursor.goToRange(found.End, true)
	  	oTextCursor.setPropertyValues(styleNames, styleValues)
	  	oTextCursor.collapseToEnd()
		oTextCursor.goLeft(Len(rightEnclosure), true)
		oTextCursor.String = ""
		endTextRange = oTextCursor.getEnd()
		oTextCursor.goToRange(found.start,false)
		oTextCursor.goRight(Len(leftEnclosure), true)
		oTextCursor.String = ""
		found = Thiscomponent.findNext(endTextRange, SDesc)
	  Loop
End Sub


Function compileSearchString(identifier)
	compileSearchString = "&lt;"+identifier+"&gt;"+"(.*?)"+"&lt;/"+identifier+"&gt;"
End Function

Function compileLeftEnclosure(identifier)
	compileLeftEnclosure = "&lt;"+identifier+"&gt;"
End Function

Function compileRightEnclosure(identifier)
	compileRightEnclosure = "&lt;/"+identifier+"&gt;"
End Function


Sub toTextBold
	styleNames = Array("CharWeight")
	styleValues = Array(com.sun.star.awt.FontWeight.BOLD)
	convertFormatToEnclosure(CHR(867), styleNames, styleValues)
End Sub

Sub fromTextBold
	styleNames = Array("CharWeight")
	styleValues = Array(com.sun.star.awt.FontWeight.BOLD)
	convertEnclosuresToFormat(CHR(867), styleNames, styleValues)
End Sub

Sub toTextItalic
	styleNames = Array("CharPosture")
	styleValues = Array(com.sun.star.awt.FontSlant.ITALIC)
	convertFormatToEnclosure(CHR(868), styleNames, styleValues)
End Sub

Sub fromTextItalic
	styleNames = Array("CharPosture")
	styleValues = Array(com.sun.star.awt.FontSlant.ITALIC)
	convertEnclosuresToFormat(CHR(868), styleNames, styleValues)
End Sub

Sub toTextStrikeout
	styleNames = Array("CharStrikeout")
	styleValues = Array(com.sun.star.awt.FontStrikeout.SINGLE)
	convertFormatToEnclosure(CHR(869), styleNames, styleValues)

End Sub

Sub fromTextStrikeout
	styleNames = Array("CharStrikeout")
	styleValues = Array(com.sun.star.awt.FontStrikeout.SINGLE)
	convertEnclosuresToFormat(CHR(869), styleNames, styleValues)
End Sub


Sub toTextUnderline
	styleNames = Array("CharUnderline")
	styleValues = Array(com.sun.star.awt.FontUnderline.SINGLE)
	convertFormatToEnclosure(CHR(870), styleNames, styleValues)
End Sub

Sub fromTextUnderline
	styleNames = Array("CharUnderline")
	styleValues = Array(com.sun.star.awt.FontUnderline.SINGLE)
	convertEnclosuresToFormat(CHR(870), styleNames, styleValues)
End Sub

Sub toTextSuperscript
	styleNames = Array("CharEscapementHeight","CharEscapement")
	styleValues = Array(58,101)
	convertFormatToEnclosure(CHR(871), styleNames, styleValues)
End Sub

Sub fromTextSuperscript
	styleNames = Array("CharEscapementHeight","CharEscapement")
	styleValues = Array(58,101)
	convertEnclosuresToFormat(CHR(871), styleNames, styleValues)
End Sub

Sub toTextSubscript
	styleNames = Array("CharEscapementHeight","CharEscapement")
	styleValues = Array(58,-101)
	convertFormatToEnclosure(CHR(872), styleNames, styleValues)
End Sub

Sub fromTextSubscript
	styleNames = Array("CharEscapementHeight","CharEscapement")
	styleValues = Array(58,-101)
	convertEnclosuresToFormat(CHR(872), styleNames, styleValues)
End Sub

Sub toTextSparce
	styleNames = Array("CharKerning")
	For i=70 To 70 
		styleValues = Array(i)
		convertFormatToEnclosure(CHR(873) &amp; i, styleNames, styleValues)
	Next
End Sub

Sub fromTextSparce
	styleNames = Array("CharKerning")
	For i=70 To 70 
		styleValues = Array(i)
		convertEnclosuresToFormat(CHR(873) &amp; i, styleNames, styleValues)
	Next 
End Sub


Sub convertFormattingToText
	toTextBold
	toTextItalic
	toTextStrikeout
	toTextUnderline
	toTextSuperscript
	toTextSubscript
	toTextSparce
End Sub

Sub convertFormattingFromText
	fromTextSparce
	fromTextSuperscript
	fromTextSubscript
	fromTextUnderline
	fromTextStrikeout
	fromTextItalic
	fromText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AND curFont &lt;&gt; ""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footNotes = thisComponent.Footnotes
	For x = 0 to footNotes.Count -1
	  aNote = footNotes.getByIndex(x)
	  footNoteText = aNote.getText()
	  oTextcursor = footNoteText.createTextCursor()
	  oViewCursor.gotoRange(oTextcursor.getStart(),false) 
	  oViewCursor.gotoEnd(true)
	  dispatcher.executeDispatch(document, ".uno:ResetAttributes", "", 0, Array())
	Next
	endNotes = thisComponent.Endnotes
	for x = 0 to endNotes.Count -1
	  aNote = endNotes.getByIndex(x)
	  endNoteText = aNote.getText()
	  oTextcursor = endNoteText.createTextCursor()
	  oViewCursor.gotoRange(oTextcursor.getStart(),false) 
	  oViewCursor.gotoEnd(true)
	  dispatcher.executeDispatch(document, ".uno:ResetAttributes", "", 0, Array())
	next
	
	oViewCursor.gotoStart(false)
End Sub

sub replaceBaseToStandard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Базовый"
	args1(12).Name = "SearchItem.ReplaceString"
	args1(12).Value = "Основной текст"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3
	args1(19).Name = "SearchItem.SearchFormatted"
	args1(19).Value = false
	args1(20).Name = "SearchItem.AlgorithmType2"
	args1(20).Value = 1
	args1(21).Name = "Quiet"
	args1(21).Value = true
	dispatcher.executeDispatch(document, ".uno:ExecuteSearch", "", 0, args1())
end Sub

Sub getNumberingFonts
	Dim families,numStyles, numStyle, numRules,numRule,prop,fontProp As Object
	Dim fontName, result As String  
'	Globalscope.BasicLibraries.LoadLibrary( "MRILib" )
	families = ThisComponent.StyleFamilies
	numStyles = families.getByName("NumberingStyles")
	result = ""
	For i = 0 To numStyles.getCount - 1 
		numStyle = numStyles.getByIndex(i)
'		Mri numStyle
		If numStyle.isInUse() Then
		
			numRules = numStyle.NumberingRules
			For j = 0 To numRules.getCount - 1 
				numRule = numRules.getByIndex(j)
				For k = 0 To Ubound(numRule)
					prop = numRule(k)
					If prop.Name = "BulletFont" Then
						fontProp = prop.Value
						fontName = fontProp.Name
						result = result &amp; "Стиль нумерации " &amp; numStyle.DisplayName &amp; " уровень " &amp; (j + 1) &amp; " шрифт " &amp; fontName &amp; chr(10)
					EndIf
				Next k
			Next j
		
		EndIf

	Next i
	If result = "" Then
		result = "Используемых стилей нумерации со шрифтами не найдено."
	Else 
		result = "В документе найдено:"&amp; chr(10)&amp; result
	EndIf
	MsgBox result
	
	
End Sub
</script:module>
</file>

<file path=Basic/Publishing/Correction.xml><?xml version="1.0" encoding="utf-8"?>
<!DOCTYPE module  PUBLIC '-//OpenOffice.org//DTD OfficeDocument 1.0//EN'  'module.dtd'>
<script:module xmlns:script="http://openoffice.org/2000/script" script:name="Correction" script:language="StarBasic">Sub fixFrequentMistakes
	Dim statusIndicator as Object
	Dim NBSP As String
	Dim space As String
	NBSP = " "
	space = " "
	
	statusIndicator = ThisComponent.getCurrentController.statusIndicator
	statusIndicator.Start("Исправление ошибок начато,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робелов в конце абзацев
    AskAndReplace("[:space:]+$","")
    'Не должно быть пустых абзацев
    AskAndReplace("^$","")
    'Не должно быть пробелов перед знаками пунктуации .,;:?!)]}»¡¿”‘’
   	AskAndReplace("[:space:]+(?=[\.,;:?!\)\]\}»¡¿”‘’])","")
	'Между словом том и цифрой должен быть неразрывный пробел, а не обычный
	AskAndReplace("(?&lt;=\b[тТ](ом|\.))\ (?=[:digit:])",NBSP)
	'Между словом серия и цифрой должен быть неразрывный пробел, а не обычный
	AskAndReplace("(?&lt;=\b[сС](ерия|\.))\ +(?=[:digit:])",NBSP)
	'Между словом часть и цифрой должен быть неразрывный пробел, а не обычный
	AskAndReplace("(?&lt;=\b[чЧ](асть|\.))\ +(?=[:digit:])",NBSP)
	'Между числом и "г." должен быть неразрывный пробел, а не обычный
	AskAndReplace("(?&lt;=[0-9])[:space:]*г(?=\.)",NBSP &amp; "г")
	'Между инициалами должен быть неразрывныйпробел
	AskAndReplace("(?&lt;=[:upper:])\.(?=[:upper:]\.)","." &amp; NBSP)
	'Между инициалами и Фамилией должен быть неразрывный пробел, а не обычный
	AskAndReplace("(?&lt;=[:upper:]\.[:space:][:upper:]\.)\ (?=[:upper:][:lower:]+)",NBSP)
	'Между Фамилией и инициалами должен быть неразрывный пробел, а не обычный
	AskAndReplace("(?&lt;=[:upper:][:lower:]{1,30})\ (?=[:upper:]\.[:space:][:upper:]\.)",NBSP)

	'Не должно быть пробелов после скобок [({ и кавычек «„
	AskAndReplace("(?&lt;=[\(\[\{«„])[:space:]","")
	'Между "и" и "т." должен быть неразрывный пробел, а не обычный
    AskAndReplace("(?&lt;=\bи)\ (?=т\.)",NBSP)
   	'Между "т." и "е./н./д./п./к." должен быть неразрывный пробел, а не обычный
    AskAndReplace("(?&lt;=\bт)\.\ ?(?=[ендпк]\.)","." &amp; NBSP)
    
   	'Между буквами среднее тире должно обрамляться пробелами
	AskAndReplace("(?&lt;=[:alpha:])–(?=[:alpha:])",NBSP &amp; "–" &amp; NBSP)
	'Между буквами дефис-минус, цифровое тире и длинное тире заменяется на среднее тире
    AskAndReplace("(?&lt;=[:alpha:][:space:])[-‒—](?=[:space:][:alpha:])","–")
    'Между двумя цифрами и тире между ними не долнжо быть пробелов. А также тире должно быть цифровым
  	AskAndReplace("(?&lt;=[:digit:])(?:[:space:])?[-‒–—](?:[:space:])?(?=[:digit:])","‒")
 	
 	'Между двумя римскими цифрами и тире между ними не долнжо быть пробелов. А также тире должно быть средним
	AskAndReplace("(?&lt;=[MDCLXVI])(?:[:space:])?[-‒–—](?:[:space:])?(?=[MDCLXVI])","–")
	
	'Между буквой и угловой открывающейся скобкой должен быть пробел
	AskAndReplace("(?&lt;=[:alpha:])&lt;(?=…&gt;)",space &amp; "&lt;")
	'Между угловой закрывающейся скобкой и буквой должен быть пробел
	AskAndReplace("(?&lt;=&lt;…)&gt;(?=[:alpha:])","&gt;" &amp; space)
	statusIndicator.end()
End Sub

Sub workaroundForDiacriticKerningBug
	    AskAndReplace("([:print:][\u0300-\u036F])","$1")
End Sub

Sub test111
	StartTracking
	AskAndReplace("(?&lt;=[:upper:][:lower:]{1,30})\ (?=[:upper:]\.[:upper:]\.)"," ")
	StopTracking
End Sub

Sub executeCitationCorrection
	StartTracking
	    AskAndReplace("(?&lt;=[:alpha:])&lt;(?=…&gt;)"," &lt;")
	    AskAndReplace("(?&lt;=&lt;…)&gt;(?=[:alpha:])","&gt; ")
	    AskAndReplace("(?&lt;=[:alpha:])–(?=[:alpha:])"," – ")
	StopTracking
End Sub


Sub executeRemoveConsequentSpaces
	StartTracking
	    AskAndReplace("(?&lt;=[:space:])[:space:]+","")
	StopTracking
End Sub
Sub removeBadCharacters
	StartTracking
	    AskAndReplace("[\uE000-\uF8FF]+","")
	    checkAllFootnotes
	StopTracking
	showTrackedChanges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ub showTrackedChanges
	dim document   as object
	dim dispatcher as object
	document   = ThisComponent.CurrentController.Frame
	dispatcher = createUnoService("com.sun.star.frame.DispatchHelper")
	dispatcher.executeDispatch(document, ".uno:AcceptTrackedChanges", "", 0, Array())
	dim args2(0) as new com.sun.star.beans.PropertyValue
	args2(0).Name = "ShowTrackedChanges"
	args2(0).Value = true
	dispatcher.executeDispatch(document, ".uno:ShowTrackedChanges", "", 0, args2())

end sub

Sub checkAllFootnotes()
	Dim footnotes As Object
	Dim count as Integer
	Dim charNum as Long
	Dim char As Long
	Dim label As String
	Dim result As String
	result = ""
	footnotes = ThisComponent.Footnotes
	count = footnotes.getCount
	For i = 0 to count-1
		footnote = footnotes.getByIndex(i)
'		Mri footnote
		label = footnote.Label
		charNum = Len(label)
		For j = 1 to charNum
		  char = Asc(Right(Left(label,j),1))
		  If char &gt;= 57344 AND char &lt;= 63743 then
		  	result = result &amp; "Символ "&amp; Chr(char) &amp;" сноски "&amp; i &amp;" находится в диапазоне для частного использования"&amp; chr(10)
		  	'Mri footnote
		  	'footNote.setLabel(Left(label,j-1) &amp; "*" &amp; Right(label,charNum-j))
		  End If
		Next j
	Next i
	If result &lt;&gt; "" then
		MsgBox result
	EndIf
End Sub
</script:module>
</file>

<file path=Basic/Publishing/Documents.xml><?xml version="1.0" encoding="utf-8"?>
<!DOCTYPE module  PUBLIC '-//OpenOffice.org//DTD OfficeDocument 1.0//EN'  'module.dtd'>
<script:module xmlns:script="http://openoffice.org/2000/script" script:name="Documents" script:language="StarBasic" script:moduleType="normal">sub saveAndreload()
	rem ----------------------------------------------------------------------
	rem define variables
	dim document   as object
	dim dispatcher as object
	rem ----------------------------------------------------------------------
	rem get access to the document
	document   = ThisComponent.CurrentController.Frame
	dispatcher = createUnoService("com.sun.star.frame.DispatchHelper")
	dispatcher.executeDispatch(document, ".uno:Save", "", 0, Array())
	dispatcher.executeDispatch(document, ".uno:Reload", "", 0, Array())

end Sub

sub saveDocument()
	rem ----------------------------------------------------------------------
	rem define variables
	dim document   as object
	dim dispatcher as object
	rem ----------------------------------------------------------------------
	rem get access to the document
	document   = ThisComponent.CurrentController.Frame
	dispatcher = createUnoService("com.sun.star.frame.DispatchHelper")
	dispatcher.executeDispatch(document, ".uno:Save", "", 0, Array())

end Sub

sub reloadDocument()
	rem ----------------------------------------------------------------------
	rem define variables
	dim document   as object
	dim dispatcher as object
	rem ----------------------------------------------------------------------
	rem get access to the document
	document   = ThisComponent.CurrentController.Frame
	dispatcher = createUnoService("com.sun.star.frame.DispatchHelper")
	dispatcher.executeDispatch(document, ".uno:Reload", "", 0, Array())

end Sub
Sub setDimensions
	Dim oStyles As Object
	Dim curStyle As Object
	Dim inputHeight As String
	Dim inputTopMargin As String
	Dim inputBottomMargin As String
	Dim inputLeftMargin As String
	Dim inputRightMargin As String
	Dim	inputHeaderBodyDistance As String
	Dim inputFooterBodyDistance As String
	Dim inputFootnoteLineDistance As String
	Dim inputFootnoteLineTextDistance As String
	
	Dim newWidth As Long
	Dim newHeight As Long
	Dim newTopMargin As Long
	Dim newBottomMargin As Long
	Dim newLeftMargin As Long
	Dim newRightMargin As Long
	Dim textFieldHeight As Long
	Dim textFieldWidth As Long
	Dim headerBodyDistance As Long
	Dim footerBodyDistance As Long
	Dim footnoteLineDistance As Long
	Dim footnoteLineTextDistance As Long
	
	oStyles =  ThisComponent.StyleFamilies.getByName("PageStyles")
	inputWidth = InputBox("Введите ширину страниц (в мм):", "Установка ширины всех страниц документа", "")
	inputHeight = InputBox("Введите высоту страниц (в мм):", "Установка высоты всех страниц документа", "")
	inputTopMargin = InputBox("Введите размер верхнего поля (в мм):", "Установка размера верхнего поля для всех страниц", "")
	inputBottomMargin = InputBox("Введите резмер нижнего поля (в мм):", "Установка размера нижнего поля для всех страниц", "")
	inputLeftMargin = InputBox("Введите размер левого поля (в мм):", "Установка размера левого поля для всех страниц", "")
	inputRightMargin = InputBox("Введите размер правого поля (в мм):", "Установка размера правого поля для всех страниц", "")
	inputHeaderBodyDistance = InputBox("Введите расстояние от верхнего колонтитула до текста (в сотых долях мм):", "Установка расстояния от верхнего колонтитула до текста", "")
	inputFooterBodyDistance = InputBox("Введите расстояние от нижнего колонтитула до текста (в сотых долях мм):", "Установка расстояния от нижнего колонтитула до текста ", "")
	inputFootnoteLineTextDistance = InputBox("Введите расстояние от текста страницы до линии сноски (в сотых долях мм):", "Установка расстояния от текста страницы до линии сноски ", "")
	inputFootnoteLineDistance = InputBox("Введите расстояние от линии сноски до текста сноски (в сотых долях мм):", "Установка расстояния от линии сноски до текста сноски ", "")

	For i = 0  to oStyles.Count - 1
		curStyle = oStyles.getByIndex(i)
		newWidth = curStyle.Width
		newHeight = curStyle.height
		newTopMargin = curStyle.TopMargin
		newBottomMargin = curStyle.BottomMargin
		newLeftMargin = curStyle.LeftMargin
		newRightMargin = curStyle.RightMargin
		
		If CLng(inputHeaderBodyDistance) &gt; 0 Then
			headerBodyDistance = CLng(inputHeaderBodyDistance)
			curStyle.HeaderBodyDistance = headerBodyDistance
		EndIf
		If CLng(inputFooterBodyDistance) &gt; 0 Then
			footerBodyDistance = CLng(inputFooterBodyDistance)
			curStyle.FooterBodyDistance = footerBodyDistance
		EndIf
		
		If CLng(inputFootnoteLineDistance) &gt; 0 Then
			footnoteLineDistance = CLng(inputFootnoteLineDistance)
			curStyle.FootnoteLineDistance = footnoteLineDistance
		EndIf
		If CLng(inputFootnoteLineTextDistance) &gt; 0 Then
			footnoteLineTextDistance = CLng(inputFootnoteLineTextDistance)
			curStyle.FootnoteLineTextDistance = footnoteLineTextDistance
		EndIf
		'Globalscope.BasicLibraries.LoadLibrary( "MRILib" )
		'Mri curStyle
		
		If curstyle.IsLandscape Then
			If CLng(inputHeight) &gt; 0 Then
				newWidth = CLng(inputHeight + "00")
			EndIf
			If CLng(inputWidth) &gt; 0 Then
				newHeight = CLng(inputWidth + "00")
			EndIf
			
			If CLng(inputLeftMargin) &gt; 0 Then
				newTopMargin = CLng(inputLeftMargin + "00")
			EndIf
			If CLng(inputRightMargin) &gt; 0 Then
				newBottomMargin = CLng(inputRightMargin + "00")
			EndIf
			If CLng(inputTopMargin) &gt; 0 Then
				newLeftMargin = CLng(inputTopMargin + "00")
			EndIf
			If CLng(inputBottomMargin) &gt; 0 Then
				newRightMargin = CLng(inputBottomMargin + "00")
			EndIf

		Else
			If CLng(inputWidth) &gt; 0 Then
				newWidth = CLng(inputWidth + "00")
			EndIf
			If CLng(inputHeight) &gt; 0 Then
				newHeight = CLng(inputHeight + "00")
			EndIf
			If CLng(inputTopMargin) &gt; 0 Then
				newTopMargin = CLng(inputTopMargin + "00")
			EndIf
			If CLng(inputBottomMargin) &gt; 0 Then
				newBottomMargin = CLng(inputBottomMargin + "00")
			EndIf
			If CLng(inputLeftMargin) &gt; 0 Then
				newLeftMargin = CLng(inputLeftMargin + "00")
			EndIf
			If CLng(inputRightMargin) &gt; 0 Then
				newRightMargin = CLng(inputRightMargin + "00")
			EndIf
		End If
		textFieldWidth = newWidth - newLeftMargin - newRightMargin
		textFieldHeight = newHeight - newTopMargin - newBottomMargin
		If textFieldWidth &gt; 5000 Then
			curStyle.Width = newWidth
			curStyle.LeftMargin = newLeftMargin
			curStyle.RightMargin = newRightMargin
		EndIf
		
		If textFieldHeight &gt; 5000 Then
			curStyle.Height = newHeight
			curStyle.TopMargin = newTopMargin
			curStyle.BottomMargin = newBottomMargin
		EndIf
	Next
	
	Exit Sub
End Sub

Sub	setBookUniqPageStyles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Dim pageNum As Integer
	oViewCursor = ThisComponent.CurrentController.getViewCursor()
	pageStyles = ThisComponent.StyleFamilies.getByName("PageStyles")
	pageNum = 1
	pageName = "Страница издания"
		
	page = findFirstPageWithStyle(pageName)
	firstPage = page
	oViewCursor.jumpToPage(page)
	curPageStyleName = oViewCursor.PageStyleName
	Do While StrComp(curPageStyleName,pageName,1) = 0
		If pageNum = 1 Then
			oViewCursor.jumpToPreviousPage()
			prevPageName = oViewCursor.PageStyleName
			previousPageStyle = pageStyles.getByName(prevPageName)
			tmpName = pageName + " "
			If InStr(prevPageName, tmpName) = 1 Then
				startNum = Right(prevPageName,Len(prevPageName) - Len(tmpName))
				pageNum =  CInt(startNum) + 1 
			EndIf
			oViewCursor.jumpToNextPage()
		EndIf
		newPageName = pageName + " " + pageNum
		
		createPageStyleByExample(newPageName)
		If pageNum = 1 Then
			oTextCursor = oViewCursor.Text.CreateTextCursorByRange(oViewCursor)
			oViewCursor.PageDescName = newPageName
			
		Else
			previousPageStyle.FollowStyle = newPageName						
		EndIf

		curPageStyle = pageStyles.getByName(newPageName)
		'Установим стиль следующей страницы в стандартное значение
		curPageStyle.FollowStyle = pageName
		previousPageStyle = curPageStyle
		oViewCursor.jumpToNextPage()
		curPageStyleName = getNextPageStyleName()
		pageNum = pageNum + 1
	Loop
End Sub
</script:module>
</file>

<file path=Basic/Publishing/Hyphenations.xml><?xml version="1.0" encoding="utf-8"?>
<!DOCTYPE module  PUBLIC '-//OpenOffice.org//DTD OfficeDocument 1.0//EN'  'module.dtd'>
<script:module xmlns:script="http://openoffice.org/2000/script" script:name="Hyphenations" script:language="StarBasic" script:moduleType="normal">Sub convertHyphInDoc()
	Dim statusIndicator as Object
	statusIndicator = ThisComponent.getCurrentController.StatusIndicator
	statusIndicator.Start("Конвертация переносов, подождите",10)
	convertHyphInText(ThisComponent.Text)
'	Globalscope.BasicLibraries.LoadLibrary( "MRILib" )
	statusIndicator.Start("Конвертация переносов, подождите",70)
	allNotes = ThisComponent.FootNotes
	For x = 0 to allNotes.Count -1
	  aNote = allNotes.getByIndex(x)
	  convertHyphInText(aNote.Text)
	Next
	'disableAutoHyph()
	statusIndicator.end()
End Sub

sub disableAutoHyph()
	Dim propertySetInfo As Object
	Dim oPositionOfMatch As Long
	oFamilies = ThisComponent.StyleFamilies
	sElements() = oFamilies.getElementNames()
	  oFamily = oFamilies.getByName(sElements(1))
	  For j = 0 to oFamily.getCount -1
	    oStyle = oFamily.getByIndex(j)
		propertySetInfo = oStyle.getPropertySetInfo()
	    If propertySetInfo.hasPropertyByName("ParaIsHyphenation") Then
	      oStyle.ParaIsHyphenation = false
	    EndIf
	  Next
End Sub

Sub convertHyphInText(textElement)
	Dim enum1Element As Object
	Dim enum1 As Object
	Dim i As Integer
	Dim cell As Object
	enum1 = textElement.createEnumeration()
	While enum1.hasMoreElements
		enum1Element = enum1.nextElement
		If enum1Element.supportsService("com.sun.star.text.Paragraph") Then
			convertParaHyphens(enum1Element)
		ElseIf enum1Element.supportsService("com.sun.star.text.TextTable") Then
			cellNames = enum1Element.cellNames
			For i = LBound(cellNames) To Ubound(cellNames)
				cell = enum1Element.getCellByName(cellNames(i))
				cellText = cell.getText()
				convertHyphInText(cellText)
		    Next i
		Else 
		EndIf
	Wend 
End Sub

Sub convertParaHyphens(para)
	Dim lineEnd As String
	Dim conversionTargets() As Object
	'No hyphenation needed
	If para.ParaIsHyphenation = false Then
		Exit Sub
	EndIf
	vCurs = ThisComponent.currentController.getViewCursor()
	vCurs.goToRange(para.Anchor,false)
	tCurs = vCurs.Text.createTextCursorByRange(vCurs)
	tCurs.goToStartOfParagraph(false)
	vCurs.goToRange(tCurs,false)

	Do While NOT tCurs.isEndOfParagraph()
		vCurs.gotoEndOfLine(false)
		tCurs.goToRange(vCurs,false)
		If (tCurs.isEndOfParagraph()) Then
			Exit Do
		EndIf
		tCurs.goLeft(1,true)
		lastChar = tCurs.getString()
		tCurs.goRight(1,false)
		tCurs.goRight(1,true)
		newChar = tCurs.getString()
		tCurs.goLeft(1,false)
		If needHyphen(lastChar,newChar) Then
			addToArray(conversionTargets(),tCurs.Text.createTextCursorByRange(tCurs))
			'replaceHyphen(tCurs,vCurs)
		ElseIf needLineBreak(lastChar,newChar) Then
			insertLineBreak(tCurs)
		EndIf
		tCurs.goRight(1,false)
		vCurs.goToRange(tCurs,false)
	Loop
	
	If  Ubound(conversionTargets) &lt;&gt; -1 Then
		For i = 0 To (Ubound(conversionTargets))
			replaceHyphen(conversionTargets(i))
		Next i
	EndIf
    para.ParaIsHyphenation = false
'	mri vCurs

End Sub
Sub replaceHyphen(tCurs)
	vCurs = ThisComponent.currentController.getViewCursor()
	'insert soft hyphen character U+00AD
	tCurs.Text.insertControlCharacter(tCurs.End,com.sun.star.text.ControlCharacter.SOFT_HYPHEN,true)
	vCurs.goToRange(tCurs.End,false)
	If vCurs.isAtEndOfLine() = false AND vCurs.isAtStartOfLine() = false Then
		backspace
		'insert hyphen character U+2010
		tCurs.Text.insertString(tCurs.End,"‐",False)
		
		vCurs.goToRange(tCurs,false)
		Do While vCurs.isAtEndOfLine() = false AND vCurs.isAtStartOfLine() = false
			tCurs.goLeft(1,true)
			tCurs.CharScaleWidth = tCurs.CharScaleWidth - 5
			tCurs.goRight(1,false)
			vCurs.goToRange(tCurs,false)
			If tCurs.CharScaleWidth &lt; 50 Then
				Exit Do
			EndIf
		Loop

		If vCurs.isAtEndOfLine() = false AND vCurs.isAtStartOfLine() = false Then
			'backspace
			MsgBox "Что-то пошло не так. Обратитесь к автору данного макроса."
		EndIf
	EndIf

End Sub

Function needLineBreak(before,after)
	needLineBreak = false
	If before = "/" Then
		If after &lt;&gt; " " AND after &lt;&gt; Chr(10) Then
			needLineBreak = true
		EndIf
	EndIf
End Function

Sub	insertLineBreak(tCurs)
	tCurs.Text.insertControlCharacter(tCurs.End,com.sun.star.text.ControlCharacter.LINE_BREAK,False)
End Sub



Function needHyphen(before, after)
	needHyphen = true
	'MsgBox Asc(newChar)
	Select Case before
		Case "."
			needHyphen = false
		Case "!"
			needHyphen = false
		Case "?"
			needHyphen = false
		Case "/"
			needHyphen = false
		Case " "
			needHyphen = false
		'U+002D Hyphen minus
		Case "-"
			needHyphen = false
		'U+2010  Hyphen
		Case "‐"
			needHyphen = false
		Case "­"
			needHyphen = false
		'U+2014 Em dash
		Case "—"
			needHyphen = false
		'U+2013 En dash
		Case "–"
			needHyphen = false
		'U+2012 Figure Dash 
		Case "‒"
			needHyphen = false
	End Select
	Select Case after
		Case "."
			needHyphen = false
		Case "!"
			needHyphen = false
		Case "/"
			needHyphen = false
		Case "?"
			needHyphen = false
		Case " "
			needHyphen = false
		Case "-"
			needHyphen = false
		Case "­"
			needHyphen = false
		'newline U+000A
		Case Chr(10)
			needHyphen = false
	End Select
End Function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convertIndesign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Dim firstLowercase As Boolean
	Dim charNum As Long
	Dim character As String
	firstLowercase = false

	oSearch = ThisComponent.createSearchDescriptor()
	oSearch.SearchString = "---XYXYX---"
	oSearch.SearchRegularExpression=True
	oSearch.searchAll=True
	oFound = ThisComponent.findFirst(oSearch)
	Do While Not IsNull(oFound)
		  oTextCursor = oFound.Text.createTextCursor()
		  oTextCursor.gotoRange(oFound,false)
		  oTextCursor.gotoStartOfParagraph(false)
		  oTextCursor.gotoEndOfParagraph(true)
		  oTextCursor.goRight(1,true)
		  oTextCursor.String = ""
		  oTextCursor.BreakType = com.sun.star.style.BreakType.PAGE_BEFORE

  		  'check first character
		  oTextCursor.goRight(1,true)
		  If (isLowerCase(oTextCursor.getString())) Then
		  	oTextCursor.ParaFirstLineIndent = 0
		  	firstLowercase = true 	
		  End If
  	      'check last character
		  oTextCursor.goLeft(2,false)
		  oTextCursor.goLeft(1,true)	  
		  character = oTextCursor.getString()
		  If (character = " ") Then
		  	oTextCursor.String=""
		  	adjustLastLine(oTextCursor)
		  	adjustFirstLine(oTextCursor)
		  EndIf		  
		  If (isLowerCase(character)) Then
		  	If firstLowercase Then
		  		oTextCursor.collapseToEnd()
			  	oTextCursor.setString("-")
			  	oTextCursor.collapseToEnd()
  			  	adjustLastLine(oTextCursor)
				adjustFirstLine(oTextCursor)
		  	EndIf
		  End If
		  oFound = ThisComponent.findNext(oFound.End, oSearch)
	Loop

end Sub

Sub adjustLastLine(oTextCursor)
  	oTextCursor.ParaAdjust = 2
  	oTextCursor.ParaLastLineAdjust = 2
  	balancePara(oTextCursor)
End Sub

Sub adjustFirstLine(oTextCursor)
  	oTextCursor.goRight(1,false)
   	oTextCursor.ParaFirstLineIndent = 0
End Sub


Function isLowerCase(character)
	If (character = "") Then
			charNum = ASC(""+0)
		  Else
		  	charNum = ASC(character)
		  End If
  If ((charNum &gt; 1071 AND charNum &lt; 1104) Or (charNum &gt; 60 AND charNum &lt; 123)) Then
  	isLowerCase = true
  	Exit Function
  EndIf
  isLowerCase = false
End Function

Sub balancePara(Optional targetPara As Object)
'	Globalscope.BasicLibraries.LoadLibrary( "MRILib" )
	Dim oViewCursor As Object
	Dim oTextCursor As Object
	Dim oPara As Object
	Dim oParaStart As Object
	Dim oParaEnd As Object
	Dim paraLen As Integer
	Dim lineCount As Integer
	Dim initialLineCount As Integer
	Dim lineLen As Integer
	Dim mathExpect As Integer
	Dim minLastLineLength As Integer
	paraLen = 0
	lineLen = 0
	minLastLineLength = 0
	initialLineCount = 0
	
	oViewCursor = ThisComponent.CurrentController.getViewCursor()
	If NOT IsMissing(targetPara) Then
		oViewCursor.goToRange(targetPara, false)
	EndIf

	oTextCursor = oViewCursor.Text.createTextCursorByRange(oViewCursor)
	oPara = oViewCursor.Text.createTextCursorByRange(oViewCursor)
	'Go to start of para
	oTextCursor.gotoStartOfParagraph(false)
	'Get start position
	oParaStart = oTextCursor.getStart()
	'Go to end of para
	oTextCursor.gotoEndOfParagraph(false)
	'Get end position
	oParaEnd = oTextCursor.getEnd()
	'return Text cursor to start
	oTextCursor.goToRange(oParaStart,false)
	'oPara is full para cursor
	oPara.goToRange(oParaStart,false)
	oPara.goToRange(oParaEnd,true)
	
	Do
		'Not first iteration
		If minLastLineLength &lt;&gt; 0 Then
			If oPara.CharKerning &lt; 30 Then
					If(IsEmpty(oPara.CharKerning)) Then 
						oPara.CharKerning = 0
					Else 	
						oPara.CharKerning = oPara.CharKerning + 2
					End If
			Else
				'Failed to balance para
				Exit Sub
			EndIf
		EndIf
		
		oViewCursor.goToRange(oParaStart,false)
		oTextCursor.goToRange(oParaStart,false)
		lineCount = 0
		While NOT oTextCursor.isEndOfParagraph()
			oViewCursor.gotoEndOfLine(true)
			oTextCursor = oViewCursor.Text.createTextCursorByRange(oViewCursor)
			lineLen = Len(oTextCursor.getString())
			paraLen = paraLen +  lineLen
			lineCount = lineCount + 1
			oViewCursor.collapseToEnd()
		Wend
		'set initial line count
		If initialLineCount = 0 Then
			initialLineCount = lineCount
		ElseIf lineCount &gt; initialLineCount Then
		'Undo last iteration as line overflow happened.
		'And exit
			If(IsEmpty(oPara.CharKerning)) Then 
				oPara.CharKerning = 0
			Else 	
				oPara.CharKerning = oPara.CharKerning - 2
			End If
			Exit sub
		EndIf
		mathExpect =  paraLen / lineCount
		minLastLineLength = mathExpect * 0.9
	Loop Until minLastLineLength &lt; lineLen
	
End Sub
</script:module>
</file>

<file path=Basic/Publishing/Libraries.xml><?xml version="1.0" encoding="utf-8"?>
<!DOCTYPE module  PUBLIC '-//OpenOffice.org//DTD OfficeDocument 1.0//EN'  'module.dtd'>
<script:module xmlns:script="http://openoffice.org/2000/script" script:name="Libraries" script:language="StarBasic">Sub updateLibs()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toolBarUpdate(toolbarName,toolbarDescription)
	
	Select Case (toolbarName)
		Case "archiveToolbar"
			addArchiveToolbar(toolbarName,toolbarDescription)
		Case "correctionFullToolbar"
			addWriterToolbar(toolbarName,toolbarDescription)
		Case "fontsToolbar"
			addFontsToolbar(toolbarName,toolbarDescription)
		Case "makeUpToolbar"
			addMakeUpToolbar(toolbarName,toolbarDescription)
		Case "correctionToolbar"
			addArticlesToolbar(toolbarName,toolbarDescription)
		Case "ODGToolbar"
			addODGToolbar(toolbarName,toolbarDescription)
	End Select 
	updateLibs()
End Sub

Sub createODGToolbar
	toolBarUpdate("ODGToolbar", "Панель для анализа PDF")
End Sub

Sub removeODGToolbar
	removeToolbar("ODGToolbar")
End Sub

Sub createArchiveToolbar
	toolBarUpdate("archiveToolbar", "Панель для обработки архива")
End Sub

Sub removeArchiveToolbar
	removeToolbar("archiveToolbar")
End Sub

Sub createCorrectionToolbar
	toolBarUpdate("correctionFullToolbar", "Панель всех макросов")
End Sub

Sub removeCorrectionToolbar
	removeToolbar("correctionFullToolbar")
End Sub

Sub createFontsToolbar
	toolBarUpdate("fontsToolbar", "Панель для работы со шрифтами")
End Sub

Sub removeFontsToolbar
	removeToolbar("fontsToolbar")
End Sub

Sub createMakeUpToolbar
	toolBarUpdate("makeUpToolbar", "Инструменты верстки")
End Sub

Sub removeMakeUpToolbar
	removeToolbar("makeUpToolbar")
End Sub

Sub createCorrectionToolbarForEditors
	toolBarUpdate("correctionToolbar", "Панель для обработки статей")
End Sub

Sub removeCorrectionToolbarForEditors
	removeToolbar("correctionToolbar")
End Sub

Sub removeToolbar(toolbarName)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 &amp; toolbarName
        If (oModuleCfgMgr.hasSettings(sToolbarURL)) Then
		    oModuleCfgMgr.replaceSettings( sToolbarURL, oModuleCfgMgr.createSettings() )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CleanManualFormat.executeReplaceFonts?language=Basic&amp;location=application"
  sCmdLable = "ШрифтыВстили"
  nCount = 2
  oToolbarItem = CreateSimpleToolbarItem( sCmdID, sCmdLable )
  oTBSettings.insertByIndex( nCount, oToolbarItem )
  
  sCmdID   = "vnd.sun.star.script:Publishing.CleanManualFormat.NotesCleanStyle?language=Basic&amp;location=application"
  sCmdLable = "СтилиСносок"
  nCount = 3
  oToolbarItem = CreateSimpleToolbarItem( sCmdID, sCmdLable )
  oTBSettings.insertByIndex( nCount, oToolbarItem )
  
  sCmdID   = "vnd.sun.star.script:Publishing.Documents.setBookUniqPageStyles?language=Basic&amp;location=application"
  sCmdLable = "СтилиСтрКниг"
  nCount = 4
  oToolbarItem = CreateSimpleToolbarItem( sCmdID, sCmdLable )
  oTBSettings.insertByIndex( nCount, oToolbarItem )
  
  sCmdID   = "vnd.sun.star.script:Publishing.Bookmarks.setFootnotesNumbering?language=Basic&amp;location=application"
  sCmdLable = "№сносокРуч"
  nCount = 5
  oToolbarItem = CreateSimpleToolbarItem( sCmdID, sCmdLable )
  oTBSettings.insertByIndex( nCount, oToolbarItem )
  sCmdID   = "vnd.sun.star.script:Publishing.Bookmarks.disableFootnotesNumbering?language=Basic&amp;location=application"
  sCmdLable = "№сносокАвт"
  nCount = 6
  oToolbarItem = CreateSimpleToolbarItem( sCmdID, sCmdLable )
  oTBSettings.insertByIndex( nCount, oToolbarItem )
  
  sCmdID   = "vnd.sun.star.script:Publishing.Bookmarks.makeOutlineLinks?language=Basic&amp;location=application"
  sCmdLable = "СсылОглавл"
  nCount = 7
  oToolbarItem = CreateSimpleToolbarItem( sCmdID, sCmdLable )
  oTBSettings.insertByIndex( nCount, oToolbarItem )
  
  sCmdID   = "vnd.sun.star.script:Publishing.Documents.setDimensions?language=Basic&amp;location=application"
  sCmdLable = "⍁"
  nCount = 8
  oToolbarItem = CreateSimpleToolbarItem( sCmdID, sCmdLable )
  oTBSettings.insertByIndex( nCount, oToolbarItem )

  sCmdID   = "vnd.sun.star.script:Publishing.Hyphenations.convertHyphInDoc?language=Basic&amp;location=application"
  sCmdLable = "Переносы"
  nCount = 9
  oToolbarItem = CreateSimpleToolbarItem( sCmdID, sCmdLable )
  oTBSettings.insertByIndex( nCount, oToolbarItem )

'  sCmdID   = "vnd.sun.star.script:Publishing.Hyphenations.convertAutoHyphenationsToManual?language=Basic&amp;location=application"
'  sCmdLable = "Переносы"
'  nCount = 9
'  oToolbarItem = CreateSimpleToolbarItem( sCmdID, sCmdLable )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4)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oItem(4).Name = "HelpURL"
  oItem(4).Value = "https://litvinovg.pro"

  CreateSimpleToolbarItem = oItem()
End Function

Sub addArticle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leanManualFormat.executeClean?language=Basic&amp;location=application"
  sCmdLable = "Формат"
  nCount = 2
  oToolbarItem = CreateSimpleToolbarItem( sCmdID, sCmdLable )
  oTBSettings.insertByIndex( nCount, oToolbarItem )
  
  sCmdID   = "vnd.sun.star.script:Publishing.unusedStyles.executeRemoveUnusedStyles?language=Basic&amp;location=application"
  sCmdLable = "Пустые стили"
  nCount = 3
  oToolbarItem = CreateSimpleToolbarItem( sCmdID, sCmdLable )
  oTBSettings.insertByIndex( nCount, oToolbarItem )
    
  sCmdID   = "vnd.sun.star.script:Publishing.Correction.fixFrequentMistakes?language=Basic&amp;location=application"
  sCmdLable = "Ошибки"
  nCount = 4
  oToolbarItem = CreateSimpleToolbarItem( sCmdID, sCmdLable )
  oTBSettings.insertByIndex( nCount, oToolbarItem )
  
  sCmdID   = "vnd.sun.star.script:Publishing.Bookmarks.disposeAllBookmarks?language=Basic&amp;location=application"
  sCmdLable = "УдалЗакладки"
  nCount = 5
  oToolbarItem = CreateSimpleToolbarItem( sCmdID, sCmdLable )
  oTBSettings.insertByIndex( nCount, oToolbarItem )
  
  sCmdID   = "vnd.sun.star.script:Publishing.Bookmarks.disposeAllLinks?language=Basic&amp;location=application"
  sCmdLable = "УдалСсылки"
  nCount = 6
  oToolbarItem = CreateSimpleToolbarItem( sCmdID, sCmdLable )
  oTBSettings.insertByIndex( nCount, oToolbarItem )
    
  sCmdID   = "vnd.sun.star.script:Publishing.CleanManualFormat.getNumberingFonts?language=Basic&amp;location=application"
  sCmdLable = "ШрВНум"
  nCount = 7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2IPH"
  nCount = 0
  oToolbarItem = CreateSimpleToolbarItem( sCmdID, sCmdLable )
  oTBSettings.insertByIndex( nCount, oToolbarItem )

 ' sCmdID   = "vnd.sun.star.script:Publishing.replaceFonts.Univ2IPH?language=Basic&amp;location=application"
 ' sCmdLable = "Univ2IPH"
 ' nCount = 1
 ' oToolbarItem = CreateSimpleToolbarItem( sCmdID, sCmdLable )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1
  oToolbarItem = CreateSimpleToolbarItem( sCmdID, sCmdLable )
  oTBSettings.insertByIndex( nCount, oToolbarItem )
  
    
  sCmdID   = "vnd.sun.star.script:Publishing.replaceFonts.TimesAr2IPH?language=Basic&amp;location=application"
  sCmdLable = "TimesAr2IPH"
  nCount = 2
  oToolbarItem = CreateSimpleToolbarItem( sCmdID, sCmdLable )
  oTBSettings.insertByIndex( nCount, oToolbarItem )
  
  sCmdID   = "vnd.sun.star.script:Publishing.replaceFonts.badGoth2IPH?language=Basic&amp;location=application"
  sCmdLable = "badGoth2IPH"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MakeUp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makeUpToolbar.incrementCharWidth?language=Basic&amp;location=application"
  sCmdLable = "%+"
  nCount = 0
  oToolbarItem = CreateSimpleToolbarItem( sCmdID, sCmdLable )
  oTBSettings.insertByIndex( nCount, oToolbarItem )

  sCmdID   = "vnd.sun.star.script:Publishing.makeUpToolbar.decrementCharWidth?language=Basic&amp;location=application"
  sCmdLable = "%‒"
  nCount = 1
  oToolbarItem = CreateSimpleToolbarItem( sCmdID, sCmdLable )
  oTBSettings.insertByIndex( nCount, oToolbarItem )
  
  sCmdID   = "vnd.sun.star.script:Publishing.makeUpToolbar.incrementKern?language=Basic&amp;location=application"
  sCmdLable = "K+"
  nCount = 2
  oToolbarItem = CreateSimpleToolbarItem( sCmdID, sCmdLable )
  oTBSettings.insertByIndex( nCount, oToolbarItem )
  
  sCmdID   = "vnd.sun.star.script:Publishing.makeUpToolbar.decrementKern?language=Basic&amp;location=application"
  sCmdLable = "K‒"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ODG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drawing.DrawingDocument"
  oModuleCfgMgr = oSupplier.getUIConfigurationManager( sDocType )
  oTBSettings = oModuleCfgMgr.createSettings()
  oTBSettings.UIName = toolbarDescription
  
  sCmdID   = "vnd.sun.star.script:Publishing.replaceFonts.execCharSearch?language=Basic&amp;location=application"
  sCmdLable = "Символы"
  nCount = 0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Archive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unusedStyles.replaceParaStyle?language=Basic&amp;location=application"
  sCmdLable = "ЗамСтилАбз"
  nCount = 0
  oToolbarItem = CreateSimpleToolbarItem( sCmdID, sCmdLable )
  oTBSettings.insertByIndex( nCount, oToolbarItem )
  
  sCmdID   = "vnd.sun.star.script:Publishing.Bookmarks.convertBookmarksToFootnotes?language=Basic&amp;location=application"
  sCmdLable = "КонвертСносок"
  nCount = 1
  oToolbarItem = CreateSimpleToolbarItem( sCmdID, sCmdLable )
  oTBSettings.insertByIndex( nCount, oToolbarItem )
  
  sCmdID   = "vnd.sun.star.script:Publishing.Indd.convertIndesignPageBreaks?language=Basic&amp;location=application"
  sCmdLable = "КонвертРазрывов"
  nCount = 2
  oToolbarItem = CreateSimpleToolbarItem( sCmdID, sCmdLable )
  oTBSettings.insertByIndex( nCount, oToolbarItem )
  
  sCmdID   = "vnd.sun.star.script:Publishing.Indd.CreateBidirectionalLink?language=Basic&amp;location=application"
  sCmdLable = "СоздДвунапрСылок"
  nCount = 3
  oToolbarItem = CreateSimpleToolbarItem( sCmdID, sCmdLable )
  oTBSettings.insertByIndex( nCount, oToolbarItem )
  
  sCmdID   = "vnd.sun.star.script:Publishing.pageBreaks.shrinkPageContent?language=Basic&amp;location=application"
  sCmdLable = "СжатьТекст"
  nCount = 4
  oToolbarItem = CreateSimpleToolbarItem( sCmdID, sCmdLable )
  oTBSettings.insertByIndex( nCount, oToolbarItem )
  
  sCmdID   = "vnd.sun.star.script:Publishing.Bookmarks.setFootnotesNumbering?language=Basic&amp;location=application"
  sCmdLable = "№сносок"
  nCount = 5
  oToolbarItem = CreateSimpleToolbarItem( sCmdID, sCmdLable )
  oTBSettings.insertByIndex( nCount, oToolbarItem )
  
  sCmdID   = "vnd.sun.star.script:Publishing.Documents.setDimensions?language=Basic&amp;location=application"
  sCmdLable = "⍁"
  nCount = 6
  oToolbarItem = CreateSimpleToolbarItem( sCmdID, sCmdLable )
  oTBSettings.insertByIndex( nCount, oToolbarItem )
  
  sCmdID   = "vnd.sun.star.script:Publishing.Correction.removeBadCharacters?language=Basic&amp;location=application"
  sCmdLable = "Не юникод"
  nCount = 7
  oToolbarItem = CreateSimpleToolbarItem( sCmdID, sCmdLable )
  oTBSettings.insertByIndex( nCount, oToolbarItem )
  
  sCmdID   = "vnd.sun.star.script:Publishing.Bookmarks.makeOutlineLinks?language=Basic&amp;location=application"
  sCmdLable = "СсылОглавл"
  nCount = 8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	Globalscope.BasicLibraries.LoadLibrary( "MRILib" )
'	Mri curStyle

Dim templateName As String
Dim EIFN As String
Dim PHA As String 
Dim imagesRelativePath As String 
Dim allImagesRelativePath As String 
Dim path As String
Dim sectionName As String

Sub makeUpIssue

	EIFN = "ЭиФН"
	PHA = "ФА"
	imagesRelativePath = "/Links/Header/"
	allImagesRelativePath = "/Links/Header-icons/"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tmp As String

	sectionName = ""
	Dim nSections As Long 
	oFilename = ThisComponent.Location
	
	'Exit if no sections in document or document not saved
	If oFilename = "" Then
		MsgBox "Сначала сохраните выпуск в папке с файлами статьей"
		Exit Sub
	End If
	
	templateName = ""
	Dim docUserProperties As Object
	docUserProperties = ThisComponent.DocumentProperties.UserDefinedProperties
	If  docUserProperties.getPropertySetInfo.hasPropertyByName("template") Then
		templateName = docUserProperties.template
	EndIf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setAritclePageHeaders(i)
			page = oViewCursor.getPage()
			InsertArticle(FilePath)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ctionName = getSectionX(sectionName)
		setArticleUniqPageStyles(i)
		oViewCursor.jumpToPage(page)
		setAtricleVars(i)
		oViewCursor.jumpToPage(page)
		takeWidowLinesIn()
		oViewCursor.jumpToPage(page)
	'	takeWidowOrphans()
		'Set section name

	
		If templateName = "" Then
			updateUserField("leftHeader" + i , sectionName )
		ElseIf templateName = PHA Then
			updateUserField("leftHeader" + i , sectionName )
		ElseIf templateName = EIFN Then
			updateUserField("rightHeader" + i , getArticleHeader() )
			updateUserField("leftHeader" + i , getAuthor )
		EndIf
	
	
	Next i
		statusIndicator.setValue(26)
		'remove last empty page
		oViewCursor.jumpToPage(page)
		oViewCursor.jumpToPage(lastPageNum(i))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etHeadingsOutlineLevels
	statusIndicator.end()
End Sub

Sub setPageNumbers()
	updateLastPageFields()
End Sub


Sub setPageNumbersDeprecated()
	Dim oVeiwCursor As Object
	Dim pageNum as Integer
	Dim firstPage as String
	oViewCursor = ThisComponent.CurrentController.getViewCursor()
	oViewCursor.jumpToFirstPage()
	firstPage =  findFirstPageWithStyle("Статья 1 стр.1")
	oViewCursor.jumpToPage(firstPage)
	For i = 1 To 25 
		pageNum = lastPageNum(i)
		'msgBox pageNum
		If pageNum = -1 Then
			Exit For
		End If
		updateUserField("article" + i + "LastPage", CStr(pageNum) )
	Next i
	
End Sub

Sub setAtricleVars(i)
	'updateUserField("article" + i + "LastPage", CStr(getArticleLastPage()) )
	updateUserField("article" + i + "UDK", getUDK())
	updateUserField("author" + i + "Copyright", getCopyright() )
	'updateUserField("rightHeader" + i , getTitleHeader() )
End Sub

Function lastPageNum(i)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lastPageNum = -1
		Exit Function
	End If
	Dim curPageStyleName As String
	curPageStyleName = oViewCursor.PageStyleName

	Do Until  InStr(curPageStyleName,"Статья " + CStr(i))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Статья " + CStr(i+1) + " стр.1") = 1 Then
			Exit Do
		End If
	Loop
	lastPageNum = curPageNum
End Function

Function getUDK()
	'Globalscope.BasicLibraries.LoadLibrary( "MRILib" )
	Dim oViewCursor As Object
	Dim oSavePosition As Object
	Dim title As String
	Dim foundUDK As String
	oViewCursor = ThisComponent.CurrentController.getViewCursor()
	oSavePosition = oViewCursor.Text.createTextCursorByRange(oViewCursor)	
	oViewCursor.jumpToStartOfPage()
	getFirstTextInStyle("УДК")
	foundUDK = oViewCursor.Text.createTextCursorByRange(oViewCursor).getString()
	If foundUDK = "" Then
		getUDK = "Задать УДК"
	Else 
		getUDK = foundUDK
		backspace
		sendRM
	End If
	oViewCursor.goToRange(oSavePosition, false)
End Function

Function getCopyright()
	Dim oViewCursor As Object
	Dim oSavePosition As Object
	Dim authors As String
	Dim finalName As String
	Dim tmpStr As String
	oViewCursor = ThisComponent.CurrentController.getViewCursor()
	oSavePosition = oViewCursor.Text.createTextCursorByRange(oViewCursor)	
	getFirstTextInStyle("Автор")
	authors = oViewCursor.Text.createTextCursorByRange(oViewCursor).getString()
	If authors &lt;&gt; "" Then 
		finalName = Trim(authors)
		If Len(finalName) &gt;= 1 Then
			If Right(finalName, 1) = "." Then
				getCopyright = "© " + finalName
				oViewCursor.goToRange(oSavePosition, false)
				Exit Function
			EndIf
		EndIf
		If Len(authors) &gt;= 4 Then
			leftSide = Right(authors,Len(authors)-4)
			rightSide =  Left(authors,4)
			finalName = Trim(leftSide) + " " + rightSide
			If Right(finalName, 1) &lt;&gt; "." Then
				getCopyright = "© " + Trim(authors)
			Else
				getCopyright = "© " + finalName				
			EndIf
			oViewCursor.goToRange(oSavePosition, false)
			Exit Function
		Else
			getCopyright = "© " + "Фамилия И.О."
		EndIf	
	End If
	oViewCursor.goToRange(oSavePosition, false)
End Function

Function getAuthor()
	Dim oViewCursor As Object
	Dim oSavePosition As Object
	Dim authors As String
	oViewCursor = ThisComponent.CurrentController.getViewCursor()
	oSavePosition = oViewCursor.Text.createTextCursorByRange(oViewCursor)	
	getFirstTextInStyle("Автор")
	authors = oViewCursor.Text.createTextCursorByRange(oViewCursor).getString()
	If authors &lt;&gt; "" Then 
		getAuthor = authors
	Else
		getAuthor = "Фамилия И.О."
	End If
	oViewCursor.goToRange(oSavePosition, false)
End Function

Function getArticleHeader()
	Dim oViewCursor As Object
	Dim oSavePosition As Object
	Dim authors As String
	oViewCursor = ThisComponent.CurrentController.getViewCursor()
	oSavePosition = oViewCursor.Text.createTextCursorByRange(oViewCursor)	
	getFirstTextInStyle("Заголовок 2")
	articleHeader = oViewCursor.Text.createTextCursorByRange(oViewCursor).getString()
	If articleHeader &lt;&gt; "" Then 
		getArticleHeader = articleHeader
	Else
		getArticleHeader = "Название статьи"
	End If
	oViewCursor.goToRange(oSavePosition, false)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Text.createTextCursorByRange(oViewCursor).getString()) &gt; 1 Then
			section = oViewCursor.Text.createTextCursorByRange(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Text.createTextCursorByRange(oViewCursor).getString()
	getFirstTextInStyle("Заголовок 2")
	title = oViewCursor.Text.createTextCursorByRange(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newPageStyleName As String
	Dim articleFirstPageStyleName As String 
	Dim curStyle As Object
	Dim tmpStyleName As String
	Dim firstName As String
	Dim newName As String
	Dim newFirstName As String
	pageStyles = ThisComponent.StyleFamilies.getByName("PageStyles")
	firstName = "Первая страница статьи"
	newName = "Статья " + CStr(i)
	newFirstName = newName + " стр.1"

	oViewCursor = ThisComponent.CurrentController.getViewCursor()
	oTextCursor =  oViewCursor.Text.createTextCursorByRange(oViewCursor)
	'set starndard first page style name (need for cloning)
	oTextCursor.PageDescName = firstName
	'clone starndard first page style
	createPageStyleByExample(newFirstName)
	' set cloned style to first page
	oTextCursor.PageDescName = newFirstName
	'get current first page style name
	curStyle = pageStyles.getByName(oViewCursor.pageStyleName)
	setFirstPageMetadata(curStyle,i)
	'1 left/right style
	' create new para for next page
	oTextCursor.Text.insertControlCharacter(oTextCursor.End,com.sun.star.text.ControlCharacter.PARAGRAPH_BREAK,False)
	oTextCursor.BreakType = 4
	'clone 1 left/right style
	createPageStyleByExample(newName)
	'set followStyle to previous style
	curStyle.FollowStyle = newName
	'set new curStyle	
	curStyle = pageStyles.getByName(oViewCursor.pageStyleName)
	oTextCursor.goLeft(1,true)
	oTextCursor.String = ""
		
End Sub

Sub setFirstPageMetadata(curStyle,i)
	Dim oViewCursor As Object
	Dim oSavePosition As Object
	Dim savePageName As String
	oViewCursor = ThisComponent.CurrentController.getViewCursor()
	oSavePosition = oViewCursor.Text.createTextCursorByRange(oViewCursor)

	savePageName = oSavePosition.PageStyleName
	
	oViewCursor.Text.insertControlCharacter(oViewCursor.End,com.sun.star.text.ControlCharacter.PARAGRAPH_BREAK,False)
	oTextCursor = oViewCursor.Text.createTextCursorByRange(oViewCursor)
	oTextCursor.BreakType = 4
	oTextCursor.PageDescName = savePageName
		
	If templateName = "" Then
		setDefaultFirstPageMetadata(curStyle,i)
	ElseIf templateName = PHA Then
		setPHAFirstPageMetadata(curStyle,i)
	ElseIf templateName = EIFN Then
		setEIFNFirstPageMetadata(curStyle,i)
	EndIf
	
	oViewCursor.goToRange(oSavePosition, false)
	oViewCursor.jumpToPreviousPage()
	sendRM()
End Sub

Sub setDefaultFirstPageMetadata(curStyle,i)
	Dim oViewCursor As Object
	Dim oHeaderTable As Object
	Dim oFooterTable As Object
	Dim rightHeaderCell As Object
	Dim leftHeaderCell As Object
	oViewCursor = ThisComponent.CurrentController.get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insertUserField(oViewCursor,"article" + i + "LastPage","00" )
	oViewCursor.goright(1,false)
	'Добавить УДК
	insertUserField(oViewCursor,"article" + i + "UDK","УДК "+ i + "." + i)
	
	'rightHeaderCell
	rightHeaderCell = oHeaderTable.getCellByPosition(1,0).getStart()
	oViewCursor.goToRange(rightHeaderCell, false)
	'go to page number 1st place
	oViewCursor.gotoEndOfLine(false)
	oViewCursor.goright(1,false)
	oViewCursor.gotoEndOfLine(false)
	insertUserField(oViewCursor,"article" + i + "LastPage","00" )
	' go to page number 2nd place
	oViewCursor.goright(1,false)
	oViewCursor.gotoEndOfLine(false)
	insertUserField(oViewCursor,"article" + i + "LastPage","00" )
	'Footer without table
	oViewCursor.goToRange(curStyle.FooterText.End, false)
	insertUserField(oViewCursor,"author" + i + "Copyright","© Фамилия И.О. " + i )

End Sub

Sub setPHAFirstPageMetadata(curStyle,i)
	Dim oViewCursor As Object
	Dim oHeader As Object
	Dim oFooterTable As Object

	oViewCursor = ThisComponent.CurrentController.getViewCursor()
	oHeader = curStyle.HeaderText.CreateEnumeration().nextElement
	If oHeader.supportsService("com.sun.star.text.TextTable") Then
		oAnchor = oHeader.getCellByPosition(0,0).getStart()
	Else
		oAnchor = oHeader
	EndIf

	oViewCursor.goToRange(oAnchor, false)
	'go to page number place
	oViewCursor.gotoEndOfLine(false)
	oViewCursor.goright(1,false)
	oViewCursor.gotoEndOfLine(false)
	insertUserField(oViewCursor,"article" + i + "LastPage","00" )
	oViewCursor.goright(1,false)
	'Добавить УДК
	insertUserField(oViewCursor,"article" + i + "UDK","УДК "+ i + "." + i)
	oViewCursor.goright(1,false)
	oViewCursor.gotoEndOfLine(false)
	insertUserField(oViewCursor,"article" + i + "LastPage","00" )

	oViewCursor.goToRange(curStyle.FooterText.End, false)
	insertUserField(oViewCursor,"author" + i + "Copyright","© Фамилия И.О. " + i )

End Sub

Sub setEIFNFirstPageMetadata(curStyle,i)
	Dim oViewCursor As Object
	Dim oHeaderTable As Object
	Dim oFooterTable As Object
	Dim rightHeaderCell As Object
	Dim leftHeaderCell As Object
	oViewCursor = ThisComponent.CurrentController.get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insertUserField(oViewCursor,"article" + i + "LastPage","00" )
	oViewCursor.goright(1,false)
	'Добавить УДК
	insertUserField(oViewCursor,"article" + i + "UDK","УДК "+ i + "." + i)
	
	'rightHeaderCell
	rightHeaderCell = oHeaderTable.getCellByPosition(1,0).getStart()
	oViewCursor.goToRange(rightHeaderCell, false)
	'go to page number 1st place
	oViewCursor.gotoEndOfLine(false)
	oViewCursor.goright(1,false)
	oViewCursor.gotoEndOfLine(false)
	insertUserField(oViewCursor,"article" + i + "LastPage","00" )
	' go to page number 2nd place
	oViewCursor.goright(1,false)
	oViewCursor.gotoEndOfLine(false)
	
	insertUserField(oViewCursor,"article" + i + "Num","" + i )
	
	oFooterTableLeft = curStyle.FooterTextLeft.CreateEnumeration().nextElement
	rightHeaderCell = oFooterTableLeft.getCellByPosition(1,0).getStart()
	oViewCursor.goToRange(rightHeaderCell, false)
	insertUserField(oViewCursor,"author" + i + "Copyright","© Фамилия И.О. " + i )
	'TODO!!!!SECOND PAGE
	oFooterTableRight = curStyle.FooterTextRight.CreateEnumeration().nextElement
	leftHeaderCell = oFooterTableRight.getCellByPosition(0,0).getStart()
	oViewCursor.goToRange(leftHeaderCell, false)
	insertUserField(oViewCursor,"author" + i + "Copyright","© Фамилия И.О. " + i )

End Sub

Sub setAritclePageHeaders(i)
	Dim oViewCursor As Object
	Dim oSavePosition As Object
	Dim rightHeaderTable As Object
	Dim leftHeaderTable As Object
	Dim headerCell As Object
	Dim leftHeaderCell As Object
	Dim curStyleName As String
	Dim curStyle As Object
	Dim page As String
	Dim pageStyles As Object
	Dim articleStartPosition As Object
	oViewCursor = ThisComponent.CurrentController.getViewCursor()
	oSavePosition = oViewCursor.Text.createTextCursorByRange(oViewCursor)
	pageStyles = ThisComponent.StyleFamilies.getByName("PageStyles")
	page = findFirstPageWithStyle("Статья " + i + " стр.1")
	oViewCursor.jumpToPage(page)
	articleStartPosition = oViewCursor.Text.createTextCursorByRange(oViewCursor)

	'create new para for next page
	oViewCursor.Text.insertControlCharacter(oViewCursor.End,com.sun.star.text.ControlCharacter.PARAGRAPH_BREAK,False)
	oTextCursor = oViewCursor.Text.createTextCursorByRange(oViewCursor)
	'insert page break
	oTextCursor.BreakType = 4
	
	'create new para for next page
	oViewCursor.Text.insertControlCharacter(oViewCursor.End,com.sun.star.text.ControlCharacter.PARAGRAPH_BREAK,False)
	oTextCursor = oViewCursor.Text.createTextCursorByRange(oViewCursor)
	'insert page break
	oTextCursor.BreakType = 4

	If templateName = EIFN Then
		copySectionIcon(i)
	EndIf
	curStyle = pageStyles.getByName(oViewCursor.pageStyleName)
	
	rightHeaderTable = curStyle.HeaderTextRight.CreateEnumeration().nextElement
	leftHeaderTable = curStyle.HeaderTextLeft.CreateEnumeration().nextElement

	rightHeaderCell = rightHeaderTable.getCellByPosition(0,0).getStart()
	oViewCursor.goToRange(rightHeaderCell, false)
	If templateName = "" Then
		insertUserField(oViewCursor,"rightHeader" + i ,"Фамилия И.О. Название статьи" + i )
	ElseIf templateName = PHA Then
		insertUserField(oViewCursor,"rightHeader" + i ,"Фамилия И.О. Название статьи" + i )
	ElseIf templateName = EIFN Then
		insertUserField(oViewCursor,"rightHeader" + i ,"Название статьи " + i )	
		rightHeaderCell = rightHeaderTable.getCellByPosition(2,0).getStart()
		oViewCursor.goToRange(rightHeaderCell, false)
		insertLinkedImage(CStr(i),"headerImageRight")
		oViewCursor.jumpToStartOfPage()
	EndIf
	
	
	If templateName = "" Then
		leftHeaderCell = leftHeaderTable.getCellByPosition(1,0).getStart()
		oViewCursor.goToRange(leftHeaderCell, false)
		insertUserField(oViewCursor,"leftHeader" + i ,"Название раздела" + i )
	ElseIf templateName = PHA Then
		leftHeaderCell = leftHeaderTable.getCellByPosition(1,0).getStart()
		oViewCursor.goToRange(leftHeaderCell, false)
		insertUserField(oViewCursor,"leftHeader" + i ,"Название раздела" + i )
	ElseIf templateName = EIFN Then
		leftHeaderCell = leftHeaderTable.getCellByPosition(2,0).getStart()
		oViewCursor.goToRange(leftHeaderCell, false)
		insertUserField(oViewCursor,"leftHeader" + i ,"И.О. Фамилия" + i )
		leftHeaderCell = leftHeaderTable.getCellByPosition(0,0).getStart()
		oViewCursor.goToRange(leftHeaderCell, false)
		insertLinkedImage(CStr(i),"headerImageLeft")
		oViewCursor.jumpToStartOfPage()
	EndIf
	
	oViewCursor.goToRange(articleStartPosition, false)
	backspace()
	backspace()
	backspace()
	
	oViewCursor.goToRange(oSavePosition, false)
	
End Sub

Sub	setArticleUniqPageStyles(i)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pageStyles = ThisComponent.StyleFamilies.getByName("PageStyles")
	'Constants
	articlePageNum = 1
	
	pageName = "Статья " + CStr(i)
	firstPageName = pageName + " стр.1"
		
	curPageStyleName = oViewCursor.PageStyleName

	Do Until  InStr(curPageStyleName,pageName) = 0
		newPageName = pageName + " стр." + articlePageNum
		curPageNum = CInt(oViewCursor.getPage())
		' Если мы находимся на первой странице статьи
		If InStr(curPageStyleName, firstPageName) = 1 Then
			curPageStyle = pageStyles.getByName(curPageStyleName)
			previousPageStyle = curPageStyle
		ElseIf InStr(curPageStyleName, pageName) = 1 Then
			createPageStyleByExample(newPageName)
			previousPageStyle.FollowStyle = newPageName
			curPageStyle = pageStyles.getByName(newPageName)
			curPageStyle.FollowStyle = pageName
			previousPageStyle = curPageStyl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я") = 0
		takeLineIn()
		oViewCursor.jumpToNextPage()
		curPageStyleName = getNextPageStyleName()
	Loop
End Sub

Sub takeDownOrpahns
	Dim oViewCursor As Object
	oViewCursor = ThisComponent.CurrentController.getViewCursor()
	curPageStyleName = getNextPageStyleName()
	Do Until  InStr(curPageStyleName,"Статья")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ViewCursor.goRight(1,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setHeadingsOutlineLevels

	setHeadingOutlineLevel(1,"Заголовок 1")
	setHeadingOutlineLevel(2,"Заголовок 2")
End Sub


Sub setHeadingOutlineLevel(num,targetStyleName)
	Dim oViewCursor As Object
	Dim oText As Object
	Dim curText As Object
	oViewCursor = ThisComponent.CurrentController.getViewCursor()
	oViewCursor.jumpToFirstPage
	getFirstTextInStyleDispatch(targetStyleName)
	While True
		curText = oViewCursor.Text.createTextCursorByRange(oViewCursor)
		If IsNull(oText) Then
			oText = curText
		ElseIf	oText.Text.compareRegionStarts(oText,curText) = 0 AND oText.Text.compareRegionEnds(oText,curText) = 0 Then
			Exit Sub
		End If
		oViewCursor.OutlineLevel = num
		getFirstTextInStyleDispatch(targetStyleName)
  	Wend
End Sub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ub insertLinkedImage(articleNum,styleName)
rem ----------------------------------------------------------------------
rem define variables
dim document   as object
dim dispatcher as object

document   = ThisComponent.CurrentController.Frame
dispatcher = createUnoService("com.sun.star.frame.DispatchHelper")

dim args2(3) as new com.sun.star.beans.PropertyValue
args2(0).Name = "FileName"
args2(0).Value = path + imagesRelativePath + articleNum + ".jpg"
args2(1).Name = "FilterName"
args2(1).Value = "&lt;Все форматы&gt;"
args2(2).Name = "AsLink"
args2(2).Value = true
args2(3).Name = "Style"
args2(3).Value = styleName

dispatcher.executeDispatch(document, ".uno:InsertGraphic", "", 0, args2())


end sub

Sub copySectionIcon(articleNum)
	FileCopy( path + allImagesRelativePath + getImageFileName(), path + imagesRelativePath + articleNum + ".jpg")
	
End Sub



Function getImageFileName()

	Select Case UCase(sectionName)
		Case "АРХИВ"
			getImageFileName = "ARCHIVE.jpg"
		Case "СИТУАЦИОННЫЕ ИССЛЕДОВАНИЯ"
			getImageFileName = "CASE_STUDIES.jpg"
		Case "МЕЖДИСЦИПЛИНАРНЫЕ ИССЛЕДОВАНИЯ"
			getImageFileName = "INTERDISCIPLINARY.jpg"
		Case "ПАНЕЛЬНАЯ ДИСКУССИЯ"
			getImageFileName = "PANEL_DISCUSSION.jpg"
		Case "ОБЗОРЫ КНИГ"
			getImageFileName = "BOOK_REVIEWS.jpg"
		Case "РЕДАКЦИОННАЯ СТАТЬЯ"
			getImageFileName = "EDITORIAL.jpg"
		Case "ЯЗЫК И СОЗНАНИЕ"
			getImageFileName = "LANGUAGE.jpg"
		Case "ПЕРСПЕКТИВА"
			getImageFileName = "VISTA.jpg"
		Case "ЭПИСТЕМОЛОГИЯ И ПОЗНАНИЕ"
			getImageFileName = "EPISTEMOLOGY.jpg"
		Case Else
			getImageFileName = "EDITORIAL.jpg"
	End Select 
End Function









</script:module>
</file>

<file path=Basic/Publishing/makeUpToolbar.xml><?xml version="1.0" encoding="utf-8"?>
<!DOCTYPE module  PUBLIC '-//OpenOffice.org//DTD OfficeDocument 1.0//EN'  'module.dtd'>
<script:module xmlns:script="http://openoffice.org/2000/script" script:name="makeUpToolbar" script:language="StarBasic" script:moduleType="normal">Sub incrementCharWidth()
	changeCharWidth(1)
End Sub

Sub decrementCharWidth()
	changeCharWidth(-1)
End Sub

Sub incrementKern()
	changeKern(2)
End Sub

Sub decrementKern()
	changeKern(-2)
End Sub


Function changeCharWidth(delta) As Boolean
	Dim oViewCursor As Object
	Dim oTextCursor As Object
	Dim charScale As Integer
	oViewCursor = ThisComponent.CurrentController.getViewCursor()
	If(IsEmpty(oViewCursor.charScaleWidth)) Then 
		charScale = 100
	Else 	
		charScale = oViewCursor.charScaleWidth
	End If
	oViewCursor = ThisComponent.CurrentController.getViewCursor()
	oViewCursor.charScaleWidth = charScale + delta
End Function

Function changeKern(delta) As Boolean
	Dim oViewCursor As Object
	Dim oTextCursor As Object
	Dim kerning As Integer
	oViewCursor = ThisComponent.CurrentController.getViewCursor()
	If(IsEmpty(oViewCursor.CharKerning)) Then 
		kerning = 0
	Else 	
		kerning = oViewCursor.CharKerning
	End If
	oViewCursor.CharKerning = kerning + delta
End Function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Text cursor
	Dim oSaveEndSelection 'Text cursor
	Dim oEnum 'Cursor enumeration
	Dim oPar 'Current paragraph 
	Dim sTextContent$ 'Service name for text content.
	Dim scaleWidthShrinkValue As Integer
	Dim scaleCharHeight As Integer
	Dim scaleIntervalHeight As Integer
	Dim	kernShrinkValue As Integer
	Dim startOfPara As Boolean
	'saveCurrentVersion
	kernShrinkValue = 8
	scaleWidthShrinkValue = 7
	scaleCharHeight = 2
	scaleIntervalHeight = 3
	sTextContent = "com.sun.star.text.TextContent"
	oViewCursor = ThisComponent.CurrentController.get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oTextCursor.gotoRange(oSaveEndSelection,true)
	oViewCursor.gotoRange(oSaveEndSelection,false) 'Go to end of text to check page changes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Kern(oTextCursor,oViewCursor,kern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End If
	Loop
Next i
shrinkScaleWidth = false
End Function

Function shrinkKern(oTextCursor,oViewCursor,iterations) As Boolean
Dim oParEnum 'paragraph enumeration
Dim oPar 'current paragraph
Dim oSecEnum 'sections enumeration
Dim oParSection 'paragraph text section
Dim pageNum As Integer
pageNum = oViewCursor.getPage()
For i = 2 To iterations Step 2
	oParEnum = oTextCursor.createEnumeration()
	Do While oParEnum.hasMoreElements()
        oPar = oParEnum.nextElement()
		If oPar.supportsService("com.sun.star.text.Paragraph") Then
	 	  oPar.CharKerning = 0 - i
	 	  If pageNum &lt;&gt; oViewCursor.getPage() Then
	 	    shrinkKern = true
	 	    Exit Function
	 	  End If
        End If
	Loop
Next i
shrinkKern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removeEmptyPage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updateLastPageFields
	Dim enum1Element As Object
	Dim enum1 As Object
	Dim enum2 As Object
	Dim thisPortion As Object
	Dim footnoteText As Object
	Dim label As String
	Dim labelNum As Integer
	Dim i As Integer
	Dim cell As Object
	Dim cellEnum As Object
	Dim cellEnum2 As Object
	Dim pageStyleName As String
	Dim articleName As String
	Dim articleNamePrefix As String	
	Dim articleNamePostfix As String
	Dim strPos As Integer	
	Dim articleNum As Integer
	Dim curNum As Integer
	Dim pageNum As Integer
	Dim textCursor As Object
	Dim lastPages%( 100 )
	For i = 0 to 100
      lastPages%(i) = 0
	next i
	articleNum = 0
	articleName = "0"
	articleNamePrefix = "Статья "
	articleNamePostfix = " "
	Dim statusIndicator as Object
	statusIndicator = ThisComponent.getCurrentController.statusIndicator
	statusIndicator.Start("Производится обновление полей последних номеров страниц, подождите",30)
	enum1 = ThisComponent.Text.createEnumeration
	While enum1.hasMoreElements

		enum1Element = enum1.nextElement
		If enum1Element.supportsService("com.sun.star.text.Paragraph") OR enum1Element.supportsService("com.sun.star.text.TextTable") Then

			pageStyleName = getPageStyleNameFromEnum(enum1Element)

			If Len(pageStyleName) &gt; 0 Then
				strPos = InStr(pageStyleName, articleNamePrefix)
				If strPos &lt;&gt; 0 Then
					articleName = Right(pageStyleName, Len(pageStyleName)-Len(articleNamePrefix))
					strPos = InStr(articleName, articleNamePostfix)
					If strPos &gt; 0 Then
						articleName = Left(articleName,strPos)
					EndIf
					'If first article reached
					If articleNum = 0 Then
						articleNum = CInt(Trim(articleName))
					EndIf				
				Else
					articleName = "0"
				EndIf
				
				If articleNum &gt; 0 Then
					curNum = CInt(Trim(articleName))
					If articleNum &lt;&gt; curNum Then
						textCursor = enum1Element.getText.createTextCursorByRange(enum1Element.Start)
						pageNum = getPageNumber(textCursor)
						lastPages(articleNum) = CInt(pageNum) - 1
						articleNum = curNum						
					EndIf
				EndIf
			EndIf
			
		EndIf
	Wend 
	For i = 0 to 100
      If lastPages%(i) &lt;&gt; 0 Then
      	updateUserField("article" + i + "LastPage",lastPages%(i))
      EndIf
	next i
	statusIndicator.end()
End Sub

Function getPageStyleNameFromEnum(enumElement)
	If enumElement.pageDescName = "" AND Not IsEmpty(enumElement.getPropertyValue("PageStyleName")) Then
		getPageStyleNameFromEnum = enumElement.pageStyleName
	Else 
		getPageStyleNameFromEnum = enumElement.pageDescName
	EndIf
End Function




Function getPageNumber(cursor)
  Dim oField  'Field to insert
  oTextCursor =  cursor.Text.createTextCursorByRange(cursor.Start)
  oField = ThisComponent.createInstance("com.sun.star.text.textfield.PageNumber")
  oField.NumberingType = 4
  oField.SubType = com.sun.star.text.PageNumberType.CURRENT
  oTextCursor.Text.insertTextContent(oTextCursor, oField, False)
  getPageNumber = oField.getPresentation(false)
  oTextCursor.Text.removeTextContent(oField)
End Function 

Sub testPageNum
'  oViewCursor = ThisComponent.CurrentController.getViewCursor()
  updateUserField("fieldName","fieldValueXXX")
End Sub

Function updateUserField(fieldName,fieldValue)
  Dim oFieldMaster As Object
  Dim oMasters As Object
  oMasters = ThisComponent.getTextFieldMasters()
  If oMasters.hasByName("com.sun.star.text.FieldMaster.User" &amp; "." &amp; fieldName) Then
  	oFieldMaster = oMasters.getByName("com.sun.star.text.FieldMaster.User" &amp; "." &amp; fieldName)
  	oFieldMaster.Content = fieldValue
  EndIf
End Function 

Function insertUserField(cursor,fieldName,fieldValue)
  Dim oField  As Object 'Field to insert
  Dim oFieldMaster As Object
  Dim oMasters As Object
  oTextCursor =  cursor.Text.createTextCursorByRange(cursor.Start)
  oField = ThisComponent.createInstance("com.sun.star.text.textfield.User")
  oMasters = ThisComponent.getTextFieldMasters()
  If oMasters.hasByName("com.sun.star.text.FieldMaster.User" &amp; "." &amp; fieldName) Then
  	oFieldMaster = oMasters.getByName("com.sun.star.text.FieldMaster.User" &amp; "." &amp; fieldName)
	oFieldMaster.Name = fieldName
	oFieldMaster.Content = fieldValue
  Else 
	oFieldMaster = ThisComponent.createInstance("com.sun.star.text.FieldMaster.User")
	oFieldMaster.Name = fieldName
	oFieldMaster.Content = fieldValue
  EndIf
  oField.attachTextFieldMaster(oFieldMaster)
  oTextCursor.Text.insertTextContent(oTextCursor, oField, False)
End Function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abicConvertor(newFontName)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replaceFontNameInStyles(oldFontName, newFontName)
	replaceFontNameInDirectFormat(oldFontName, newFontName)
End Sub




Sub Univ2IPH
	
	Dim oldFontName as String  
	oldFontName = "Universalia"
	Dim newFontName as String  
	newFontName = "IPH Lib Serif"
	replaceFontNameInStyles(oldFontName, newFontName)
	replaceFontNameInDirectFormat(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Dim statusIndicator as Object
	statusIndicator = ThisComponent.getCurrentController.StatusIndicator
	statusIndicator.Start("Замена шрифтов начата, подождите",10)
	Univ2IPH()
	statusIndicator.setValue(20)
	goth2IPH()
	statusIndicator.setValue(30)
	'Replace Times New Roman to IPH Serif in styles
	replaceFontNameInStyles( "Times New Roman","IPH Lib Serif")
	replaceFontNameInDirectFormat( "Times New Roman","IPH Lib Serif")
	statusIndicator.setValue(40)
	replaceFontNameInStyles( "Liberation Serif","IPH Lib Serif")
	replaceFontNameInDirectFormat( "Liberation Serif","IPH Lib Serif")
	statusIndicator.setValue(50)	
	replaceFontNameInStyles( "ArabicD","IPH Lib Serif")
	replaceFontNameInDirectFormat( "ArabicD","IPH Lib Serif")
	statusIndicator.setValue(60)	
	'Replace Arial to IPH Sans in styles
	replaceFontNameInStyles( "Arial","IPH Lib Sans")
	replaceFontNameInDirectFormat( "Arial","IPH Lib Sans")
	statusIndicator.setValue(70)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statusIndicator.setValue(80)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statusIndicator.end()
End Sub

Sub goth2IPH
	
	Dim SrchAttributes(0) as new com.sun.star.beans.PropertyValue
	Dim ReplAttributes(0) as new com.sun.star.beans.PropertyValue
	SrchAttributes(0).Name = "CharFontName"
	SrchAttributes(0).Value = "WL LatinAllIn1Goth"
	ReplAttributes(0).Name = "CharFontName"
	ReplAttributes(0).Value = "IPH Lib Serif"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IPH Lib Serif"
	SearchString = "\uF0F1"
	oReplaceString = "́"
	ReplaceFormatting(SearchString,oReplaceString,SrchAttributes,ReplAttributes, false)
	ReplaceFormatting(SearchString,oReplaceString,SrchAttributes,ReplAttributes, true)
	
	substituteCharNameInStyles( "WL LatinAllIn1Goth","IPH Lib Serif")
End Sub

Sub badGoth2IPH
	Dim SrchAttributes(0) as new com.sun.star.beans.PropertyValue
	Dim ReplAttributes(0) as new com.sun.star.beans.PropertyValue
	ReplAttributes(0).Name = "CharFontName"
	ReplAttributes(0).Value = "IPH Lib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Lib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IPH Lib Serif","WL LatinAllIn1Goth")
End Sub

Sub searchAndReplaceDiffFonts(badSymbol As String,firstPart  As String,secondPart  As String)
	Dim oSearch
	Dim oTextCursor As Object 
	Dim oViewCursor As Object
	Dim lineIndent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replaceFontNameInDirectFormat(oldFontNameStart,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Start)
	    If oPositionOfMatch = 1 Then
	    	oFound.CharFontName = newFontName
	    EndIf
	    oFound = ThisComponent.findNext(oFound.End, oSearch)
	Loop
End Sub

Sub replaceFontNameInStyles(oldFontStart,newFontName)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Then
	      fontName = oStyle.getPropertyValue("CharFontName")
	      oPositionOfMatch = InStr(fontName, oldFontStart)
	      If oPositionOfMatch = 1 Then
	        oStyle.CharFontName = newFontName
	      EndIf
	    EndIf
	  Next
	Next
End Sub

Sub moveFontAttributeToChar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ub TimesAr2IPH
	TimesArabicConvertor("IPH Astra Serif")
End Sub

Sub replaceFontToStyle(fontName As String)
	moveFontAttributeToCharStyle(fontName)
End Sub

sub substituteCharNameInStyles(oldFont,newFont)
	replaceFontNameInStyles(oldFont,newFont)
End Sub

Sub execCharSearch
	searchFont = InputBox("Введите название шрифта для поиска символов", "")
	getCharsInFont(searchFont)
End Sub

Sub getCharsInFont(fontName)
	Dim resultArray() As Variant
	Dim resultString As String
	Dim statusIndicator As Object
	statusIndicator = ThisComponent.getCurrentController.statusIndicator
	statusIndicator.Start("Поиск символов начат, подождите",20)
	pages = ThisComponent.getDrawPages()
	pagesCount = pages.getCount()
	For i = 0 To pagesCount - 1 
		page = pages.getByIndex(i)
		elementCount = page.getCount()
		For j = 0 To elementCount - 1 
			element = page.getByIndex(j)
			elementText = element.getText()
			enum1 = elementText.createEnumeration()
			While enum1.hasMoreElements
				enum1Element = enum1.nextElement
				If enum1Element.supportsService("com.sun.star.text.Paragraph") Then
					enum2 = enum1Element.createEnumeration
					While enum2.hasMoreElements
						thisPortion = enum2.nextElement
						If thisPortion.CharFontName = fontName Then
							resultString = thisPortion.String
							For k = 0 To Len(resultString) - 1
								fontChar = Hex(Asc(Mid(resultString,k+1,1)))
								If NOT IsInArray(resultArray,fontChar) Then
									AddToArray(resultArray(), fontChar)
								EndIf
								
								'MsgBox "https://unicode-table.com/ru/" &amp; Hex(Asc(Mid(resultString,k+1,1)))
							Next k
						EndIf
					Wend
				EndIf
			Wend 
		Next j
	Next i 
	statusIndicator.setValue(60)
	resultString = ""
	For i = LBound(resultArray) To UBound(resultArray)
		'resultString = resultString &amp; "https://unicode-table.com/ru/" &amp; resultArray(i) &amp; Chr(10)
		resultString = resultString &amp; "&lt;a href='https://unicode-table.com/ru/" &amp; resultArray(i) &amp; "'" &amp; "&gt;https://unicode-table.com/ru/" &amp; resultArray(i) &amp; "&lt;/a&gt;&lt;br&gt;" &amp; Chr(10)
	Next i
	
	If resultString &lt;&gt; "" Then
		statusIndicator.SetText("Формируется отчёт, подождите")
		statusIndicator.setValue(80)
		'MsgBox "Символы в шрифте "&amp; fontName &amp;Chr(10)&amp;resultString
		Dim FileName As String		'Holds the file name
		Dim n As Integer		'Holds the file number
		Dim f As Integer		'Index variable
		Dim s As String		'Temporary string for input
		Dim sTemp$
		GlobalScope.BasicLibraries.loadLibrary("Tools")
		path=DirectoryNameoutofPath(ThisComponent.getURL(),"/")
		FileName = path &amp; "/symbolsInFont.html"
		n = FreeFile()		'Next free file number
		Open FileName For Output Access Read Write As #n		'Open for read/write
		Print #n, "&lt;html&gt;&lt;body&gt;&lt;p&gt;Symbols in font "&amp; fontName &amp;":&lt;/p&gt;"&amp;resultString &amp;"&lt;/body&gt;&lt;html&gt;"
		Close #n
		MsgBox "Символы найдены. Отчёт о найденных символах в шрифте "&amp; fontName &amp;" можно открыть в " &amp; FileName
	Else
		MsgBox "Символов в шрифте " &amp; fontName &amp; "найдено не было"
	EndIf
	statusIndicator.end()
End Sub

Function IsInArray(array, content)
	IsInArray = false
	For i = LBound(array) To UBound(array)
		inArr = array(i)
		If inArr = content Then
			IsInArray = true
		EndIf
	Next i
End Function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element library:name="makeUpToolbar"/>
  <library:element library:name="Documents"/>
  <library:element library:name="Bookmarks"/>
  <library:element library:name="Hyphenation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Dim oDialog

Sub onSelectMenuItem(oEvent)
	oDialog.endExecute()
	oDialog.model.Tag = oEvent.ActionCommand
End Sub


Sub replaceParaStyle
   
    DialogLibraries.LoadLibrary("Publishing")
    dim oldStyleName As String
    dim oldStyle As Object
    dim newStyleName As String
    dim paragraphStyles As Object
    dim userInput As Integer
    Dim listBox As Object
    Dim paraStyle As Object
    Dim oViewCursor As Object
    Dim enum1 As Object
    Dim oTextCursor As Object
    oStyles = ThisComponent.StyleFamilies
    paraStyles = oStyles.getByName(oStyles.elementNames(1))
    oViewCursor = ThisComponent.CurrentController.getViewCursor()
    oldStyleName = oViewCursor.ParaStyleName
    
    paraStyleNames = paraStyles.ElementNames
    Dim displayParaStyleNames(Ubound(paraStyleNames))
    Dim sortedDPSN(Ubound(paraStyleNames))
    displayParaStyleNames = paraStyleNames
    Redim Preserve displayParaStyleNames(Ubound(paraStyleNames))
   	For i = LBound(displayParaStyleNames) To Ubound(displayParaStyleNames)
		paraStyle = paraStyles.getByName(displayParaStyleNames(i))
		displayParaStyleNames(i) = paraStyle.displayName
    Next i
    sortedDPSN = displayParaStyleNames
    Redim Preserve sortedDPSN(Ubound(paraStyleNames))
    subShellSort(sortedDPSN)
    oDialog = CreateUnoDialog( DialogLibraries.Publishing.selectMenu )
    listBox = oDialog.getControl("ListBox1")
    listBox.addItems(sortedDPSN , 0)
    oDialog.Execute()
    newStyleName = oDialog.model.Tag
    If newStyleName="0" or newStyleName="" Then
        Exit sub
    EndIf
    foundIndex = getIndex(displayParaStyleNames, newStyleName)
    'set style system name instead of display name
	newStyleName = paraStyleNames(foundIndex)
 
    If newStyleName = oldStyleName Then
        MsgBox "Стили не различаются"
        Exit sub
    EndIf
    If oldStyleName &lt;&gt; "" Then
	    oldStyle = paraStyles.getByName(oldStyleName)
    	oldStyle.ParentStyle = newStyleName
	    paraStyles.removeByName(oldStyleName)
    EndIf
   	oTextCursor = oViewCursor.Text.createTextCursorByRange(oViewCursor)
	enum1 = oTextCursor.createEnumeration()
	While enum1.hasMoreElements
		enum1Element = enum1.nextElement
		If enum1Element.supportsService("com.sun.star.text.Paragraph") Then
			If enum1Element.ParaStyleName &lt;&gt; newStyleName  Then
			    oldStyle = paraStyles.getByName(enum1Element.ParaStyleName)
			    oldStyle.ParentStyle = newStyleName
			    paraStyles.removeByName(enum1Element.ParaStyleName)
			EndIf
		EndIf
	Wend
	

End Sub

function getIndex(a, v)
	id = 0
	nRight = uBound(a)
	nLen = len(v)
	while id &lt;= nRight
       if a(id) = v then
           getIndex = id
           exit Function
       Else
           id = id + 1
       end if
	wend
	getIndex = -1
end function

sub subShellSort(mArray)
 
	dim n as integer, h as integer, i as integer, j as integer, t as string, Ub as integer, LB as Integer
	Lb = lBound(mArray)
	Ub = uBound(mArray)
	 
	' compute largest increment
	n = Ub - Lb + 1
	h = 1
	if n &gt; 14 then
	        do while h &lt; n
	                h = 3 * h + 1
	        loop
	        h = h \ 3
	        h = h \ 3
	end if
	do while h &gt; 0
	' sort by insertion in increments of h
	        for i = Lb + h to Ub
	                t = mArray(i)
	                for j = i - h to Lb step -h
	                        if strComp(mArray(j), t, 0) &lt; 1 then exit for
	                        mArray(j + h) = mArray(j)
	                next j
	                mArray(j + h) = t
	        next i
	        h = h \ 3
	loop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library:element library:name="selectMenu"/>
</library:library>
</file>

<file path=Dialogs/Publishing/selectMenu.xml><?xml version="1.0" encoding="utf-8"?>
<!DOCTYPE window  PUBLIC '-//OpenOffice.org//DTD OfficeDocument 1.0//EN'  'dialog.dtd'>
<dlg:window xmlns:dlg="http://openoffice.org/2000/dialog" xmlns:script="http://openoffice.org/2000/script" dlg:id="selectMenu" dlg:left="14" dlg:top="7" dlg:width="182" dlg:height="308" dlg:closeable="true" dlg:moveable="true" dlg:title="Дваждый кликните на выбранный элемент">
  <dlg:bulletinboard>
    <dlg:menulist dlg:id="ListBox1" dlg:tab-index="0" dlg:left="0" dlg:top="3" dlg:width="181" dlg:height="306">
      <script:event script:event-name="on-performaction" script:macro-name="vnd.sun.star.script:Publishing.unusedStyles.onSelectMenuItem?language=Basic&amp;location=application" script:language="Script"/>
    </dlg:menulist>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